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0.08mm"/>
    </style:style>
    <style:style style:name="co2" style:family="table-column">
      <style:table-column-properties fo:break-before="auto" style:column-width="67.45mm"/>
    </style:style>
    <style:style style:name="co3" style:family="table-column">
      <style:table-column-properties fo:break-before="auto" style:column-width="38.7mm"/>
    </style:style>
    <style:style style:name="co4" style:family="table-column">
      <style:table-column-properties fo:break-before="auto" style:column-width="54.45mm"/>
    </style:style>
    <style:style style:name="co5" style:family="table-column">
      <style:table-column-properties fo:break-before="auto" style:column-width="65.23mm"/>
    </style:style>
    <style:style style:name="co6" style:family="table-column">
      <style:table-column-properties fo:break-before="auto" style:column-width="89.57mm"/>
    </style:style>
    <style:style style:name="co7" style:family="table-column">
      <style:table-column-properties fo:break-before="auto" style:column-width="89.29mm"/>
    </style:style>
    <style:style style:name="co8" style:family="table-column">
      <style:table-column-properties fo:break-before="auto" style:column-width="112.24mm"/>
    </style:style>
    <style:style style:name="co9" style:family="table-column">
      <style:table-column-properties fo:break-before="auto" style:column-width="46.71mm"/>
    </style:style>
    <style:style style:name="co10" style:family="table-column">
      <style:table-column-properties fo:break-before="auto" style:column-width="90.4mm"/>
    </style:style>
    <style:style style:name="co11" style:family="table-column">
      <style:table-column-properties fo:break-before="auto" style:column-width="22.58mm"/>
    </style:style>
    <style:style style:name="co12" style:family="table-column">
      <style:table-column-properties fo:break-before="auto" style:column-width="45.33mm"/>
    </style:style>
    <style:style style:name="co13" style:family="table-column">
      <style:table-column-properties fo:break-before="auto" style:column-width="80.43mm"/>
    </style:style>
    <style:style style:name="co14" style:family="table-column">
      <style:table-column-properties fo:break-before="auto" style:column-width="80.72mm"/>
    </style:style>
    <style:style style:name="co15" style:family="table-column">
      <style:table-column-properties fo:break-before="auto" style:column-width="80.17mm"/>
    </style:style>
    <style:style style:name="co16" style:family="table-column">
      <style:table-column-properties fo:break-before="auto" style:column-width="74.37mm"/>
    </style:style>
    <style:style style:name="co17" style:family="table-column">
      <style:table-column-properties fo:break-before="auto" style:column-width="68.83mm"/>
    </style:style>
    <style:style style:name="co18" style:family="table-column">
      <style:table-column-properties fo:break-before="auto" style:column-width="30mm"/>
    </style:style>
    <style:style style:name="co19" style:family="table-column">
      <style:table-column-properties fo:break-before="auto" style:column-width="67.17mm"/>
    </style:style>
    <style:style style:name="co20" style:family="table-column">
      <style:table-column-properties fo:break-before="auto" style:column-width="67.26mm"/>
    </style:style>
    <style:style style:name="co21" style:family="table-column">
      <style:table-column-properties fo:break-before="auto" style:column-width="66.34mm"/>
    </style:style>
    <style:style style:name="co22" style:family="table-column">
      <style:table-column-properties fo:break-before="auto" style:column-width="33.23mm"/>
    </style:style>
    <style:style style:name="co23" style:family="table-column">
      <style:table-column-properties fo:break-before="auto" style:column-width="66.62mm"/>
    </style:style>
    <style:style style:name="co24" style:family="table-column">
      <style:table-column-properties fo:break-before="auto" style:column-width="54.77mm"/>
    </style:style>
    <style:style style:name="co25" style:family="table-column">
      <style:table-column-properties fo:break-before="auto" style:column-width="37.38mm"/>
    </style:style>
    <style:style style:name="co26" style:family="table-column">
      <style:table-column-properties fo:break-before="auto" style:column-width="75.46mm"/>
    </style:style>
    <style:style style:name="co27" style:family="table-column">
      <style:table-column-properties fo:break-before="auto" style:column-width="75.74mm"/>
    </style:style>
    <style:style style:name="co28" style:family="table-column">
      <style:table-column-properties fo:break-before="auto" style:column-width="41.15mm"/>
    </style:style>
    <style:style style:name="co29" style:family="table-column">
      <style:table-column-properties fo:break-before="auto" style:column-width="49.81mm"/>
    </style:style>
    <style:style style:name="co30" style:family="table-column">
      <style:table-column-properties fo:break-before="auto" style:column-width="72.14mm"/>
    </style:style>
    <style:style style:name="co31" style:family="table-column">
      <style:table-column-properties fo:break-before="auto" style:column-width="72.71mm"/>
    </style:style>
    <style:style style:name="co32" style:family="table-column">
      <style:table-column-properties fo:break-before="auto" style:column-width="81.26mm"/>
    </style:style>
    <style:style style:name="co33" style:family="table-column">
      <style:table-column-properties fo:break-before="auto" style:column-width="68.54mm"/>
    </style:style>
    <style:style style:name="co34" style:family="table-column">
      <style:table-column-properties fo:break-before="auto" style:column-width="35.98mm"/>
    </style:style>
    <style:style style:name="co35" style:family="table-column">
      <style:table-column-properties fo:break-before="auto" style:column-width="64.96mm"/>
    </style:style>
    <style:style style:name="co36" style:family="table-column">
      <style:table-column-properties fo:break-before="auto" style:column-width="84.03mm"/>
    </style:style>
    <style:style style:name="co37" style:family="table-column">
      <style:table-column-properties fo:break-before="auto" style:column-width="42.3mm"/>
    </style:style>
    <style:style style:name="co38" style:family="table-column">
      <style:table-column-properties fo:break-before="auto" style:column-width="24.92mm"/>
    </style:style>
    <style:style style:name="co39" style:family="table-column">
      <style:table-column-properties fo:break-before="auto" style:column-width="69.39mm"/>
    </style:style>
    <style:style style:name="co40" style:family="table-column">
      <style:table-column-properties fo:break-before="auto" style:column-width="34.61mm"/>
    </style:style>
    <style:style style:name="co41" style:family="table-column">
      <style:table-column-properties fo:break-before="auto" style:column-width="30.74mm"/>
    </style:style>
    <style:style style:name="co42" style:family="table-column">
      <style:table-column-properties fo:break-before="auto" style:column-width="63.31mm"/>
    </style:style>
    <style:style style:name="co43" style:family="table-column">
      <style:table-column-properties fo:break-before="auto" style:column-width="31.57mm"/>
    </style:style>
    <style:style style:name="co44" style:family="table-column">
      <style:table-column-properties fo:break-before="auto" style:column-width="33.99mm"/>
    </style:style>
    <style:style style:name="co45" style:family="table-column">
      <style:table-column-properties fo:break-before="auto" style:column-width="81.54mm"/>
    </style:style>
    <style:style style:name="co46" style:family="table-column">
      <style:table-column-properties fo:break-before="auto" style:column-width="41.19mm"/>
    </style:style>
    <style:style style:name="co47" style:family="table-column">
      <style:table-column-properties fo:break-before="auto" style:column-width="26.04mm"/>
    </style:style>
    <style:style style:name="co48" style:family="table-column">
      <style:table-column-properties fo:break-before="auto" style:column-width="71.56mm"/>
    </style:style>
    <style:style style:name="co49" style:family="table-column">
      <style:table-column-properties fo:break-before="auto" style:column-width="31.29mm"/>
    </style:style>
    <style:style style:name="co50" style:family="table-column">
      <style:table-column-properties fo:break-before="auto" style:column-width="44.79mm"/>
    </style:style>
    <style:style style:name="co51" style:family="table-column">
      <style:table-column-properties fo:break-before="auto" style:column-width="38.14mm"/>
    </style:style>
    <style:style style:name="co52" style:family="table-column">
      <style:table-column-properties fo:break-before="auto" style:column-width="40.36mm"/>
    </style:style>
    <style:style style:name="co53" style:family="table-column">
      <style:table-column-properties fo:break-before="auto" style:column-width="30.18mm"/>
    </style:style>
    <style:style style:name="co54" style:family="table-column">
      <style:table-column-properties fo:break-before="auto" style:column-width="31.01mm"/>
    </style:style>
    <style:style style:name="co55" style:family="table-column">
      <style:table-column-properties fo:break-before="auto" style:column-width="26.86mm"/>
    </style:style>
    <style:style style:name="co56" style:family="table-column">
      <style:table-column-properties fo:break-before="auto" style:column-width="43.46mm"/>
    </style:style>
    <style:style style:name="co57" style:family="table-column">
      <style:table-column-properties fo:break-before="auto" style:column-width="35.72mm"/>
    </style:style>
    <style:style style:name="co58" style:family="table-column">
      <style:table-column-properties fo:break-before="auto" style:column-width="45.88mm"/>
    </style:style>
    <style:style style:name="co59" style:family="table-column">
      <style:table-column-properties fo:break-before="auto" style:column-width="45.61mm"/>
    </style:style>
    <style:style style:name="co60" style:family="table-column">
      <style:table-column-properties fo:break-before="auto" style:column-width="50.36mm"/>
    </style:style>
    <style:style style:name="co61" style:family="table-column">
      <style:table-column-properties fo:break-before="auto" style:column-width="54.73mm"/>
    </style:style>
    <style:style style:name="co62" style:family="table-column">
      <style:table-column-properties fo:break-before="auto" style:column-width="48.93mm"/>
    </style:style>
    <style:style style:name="co63" style:family="table-column">
      <style:table-column-properties fo:break-before="auto" style:column-width="31.79mm"/>
    </style:style>
    <style:style style:name="co64" style:family="table-column">
      <style:table-column-properties fo:break-before="auto" style:column-width="68.28mm"/>
    </style:style>
    <style:style style:name="ro1" style:family="table-row">
      <style:table-row-properties style:row-height="6.28mm" fo:break-before="auto" style:use-optimal-row-height="true"/>
    </style:style>
    <style:style style:name="ro2" style:family="table-row">
      <style:table-row-properties style:row-height="12.03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7.8mm" fo:break-before="auto" style:use-optimal-row-height="true"/>
    </style:style>
    <style:style style:name="ro5" style:family="table-row">
      <style:table-row-properties style:row-height="23.57mm" fo:break-before="auto" style:use-optimal-row-height="true"/>
    </style:style>
    <style:style style:name="ro6" style:family="table-row">
      <style:table-row-properties style:row-height="12.1mm" fo:break-before="auto" style:use-optimal-row-height="true"/>
    </style:style>
    <style:style style:name="ro7" style:family="table-row">
      <style:table-row-properties style:row-height="6.31mm" fo:break-before="auto" style:use-optimal-row-height="true"/>
    </style:style>
    <style:style style:name="ro8" style:family="table-row">
      <style:table-row-properties style:row-height="29.32mm" fo:break-before="auto" style:use-optimal-row-height="true"/>
    </style:style>
    <style:style style:name="ro9" style:family="table-row">
      <style:table-row-properties style:row-height="40.83mm" fo:break-before="auto" style:use-optimal-row-height="true"/>
    </style:style>
    <style:style style:name="ro10" style:family="table-row">
      <style:table-row-properties style:row-height="4.52mm" fo:break-before="auto" style:use-optimal-row-height="true"/>
    </style:style>
    <style:style style:name="ro11" style:family="table-row">
      <style:table-row-properties style:row-height="5.7mm" fo:break-before="auto" style:use-optimal-row-height="true"/>
    </style:style>
    <style:style style:name="ro12" style:family="table-row">
      <style:table-row-properties style:row-height="4.8mm" fo:break-before="auto" style:use-optimal-row-height="true"/>
    </style:style>
    <style:style style:name="ro13" style:family="table-row">
      <style:table-row-properties style:row-height="9.01mm" fo:break-before="auto" style:use-optimal-row-height="true"/>
    </style:style>
    <style:style style:name="ro14" style:family="table-row">
      <style:table-row-properties style:row-height="46.9mm" fo:break-before="auto" style:use-optimal-row-height="true"/>
    </style:style>
    <style:style style:name="ro15" style:family="table-row">
      <style:table-row-properties style:row-height="51.1mm" fo:break-before="auto" style:use-optimal-row-height="true"/>
    </style:style>
    <style:style style:name="ro16" style:family="table-row">
      <style:table-row-properties style:row-height="122.66mm" fo:break-before="auto" style:use-optimal-row-height="true"/>
    </style:style>
    <style:style style:name="ro17" style:family="table-row">
      <style:table-row-properties style:row-height="30.06mm" fo:break-before="auto" style:use-optimal-row-height="true"/>
    </style:style>
    <style:style style:name="ro18" style:family="table-row">
      <style:table-row-properties style:row-height="13.23mm" fo:break-before="auto" style:use-optimal-row-height="true"/>
    </style:style>
    <style:style style:name="ro19" style:family="table-row">
      <style:table-row-properties style:row-height="38.47mm" fo:break-before="auto" style:use-optimal-row-height="true"/>
    </style:style>
    <style:style style:name="ro20" style:family="table-row">
      <style:table-row-properties style:row-height="25.84mm" fo:break-before="auto" style:use-optimal-row-height="true"/>
    </style:style>
    <style:style style:name="ro21" style:family="table-row">
      <style:table-row-properties style:row-height="37.57mm" fo:break-before="auto" style:use-optimal-row-height="true"/>
    </style:style>
    <style:style style:name="ro22" style:family="table-row">
      <style:table-row-properties style:row-height="34.27mm" fo:break-before="auto" style:use-optimal-row-height="true"/>
    </style:style>
    <style:style style:name="ro23" style:family="table-row">
      <style:table-row-properties style:row-height="76.36mm" fo:break-before="auto" style:use-optimal-row-height="true"/>
    </style:style>
    <style:style style:name="ro24" style:family="table-row">
      <style:table-row-properties style:row-height="8.41mm" fo:break-before="auto" style:use-optimal-row-height="true"/>
    </style:style>
    <style:style style:name="ro25" style:family="table-row">
      <style:table-row-properties style:row-height="51.86mm" fo:break-before="auto" style:use-optimal-row-height="true"/>
    </style:style>
    <style:style style:name="ro26" style:family="table-row">
      <style:table-row-properties style:row-height="47.91mm" fo:break-before="auto" style:use-optimal-row-height="true"/>
    </style:style>
    <style:style style:name="ro27" style:family="table-row">
      <style:table-row-properties style:row-height="5.79mm" fo:break-before="auto" style:use-optimal-row-height="true"/>
    </style:style>
    <style:style style:name="ro28" style:family="table-row">
      <style:table-row-properties style:row-height="40.01mm" fo:break-before="auto" style:use-optimal-row-height="true"/>
    </style:style>
    <style:style style:name="ro29" style:family="table-row">
      <style:table-row-properties style:row-height="39.67mm" fo:break-before="auto" style:use-optimal-row-height="true"/>
    </style:style>
    <style:style style:name="ro30" style:family="table-row">
      <style:table-row-properties style:row-height="12.36mm" fo:break-before="auto" style:use-optimal-row-height="true"/>
    </style:style>
    <style:style style:name="ro31" style:family="table-row">
      <style:table-row-properties style:row-height="28.17mm" fo:break-before="auto" style:use-optimal-row-height="true"/>
    </style:style>
    <style:style style:name="ro32" style:family="table-row">
      <style:table-row-properties style:row-height="36.05mm" fo:break-before="auto" style:use-optimal-row-height="true"/>
    </style:style>
    <style:style style:name="ro33" style:family="table-row">
      <style:table-row-properties style:row-height="41.0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Cantarell" fo:font-size="12pt" fo:language="de" fo:country="DE"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center" fo:margin-left="0mm"/>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center" fo:margin-left="0mm"/>
      <style:text-properties style:font-name="Cantarell" fo:font-size="12pt" style:font-size-asian="12pt" style:font-size-complex="12pt"/>
    </style:style>
    <style:style style:name="ce5" style:family="table-cell" style:parent-style-name="Default">
      <style:table-cell-properties fo:wrap-option="wrap"/>
      <style:text-properties style:use-window-font-color="true" style:text-outline="false" style:text-line-through-style="none" style:text-line-through-type="none" style:font-name="Cantarell" fo:font-size="12pt" fo:language="de" fo:country="DE"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6" style:family="table-cell" style:parent-style-name="Default">
      <style:table-cell-properties fo:wrap-option="wrap"/>
      <style:text-properties fo:color="#3333ff" style:text-outline="false" style:text-line-through-style="none" style:text-line-through-type="none" style:font-name="Cantarell" fo:font-size="12pt" fo:language="de" fo:country="DE"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7" style:family="table-cell" style:parent-style-name="Default">
      <style:table-cell-properties fo:wrap-option="wrap"/>
      <style:text-properties fo:color="#00cc33" style:text-outline="false" style:text-line-through-style="none" style:text-line-through-type="none" style:font-name="Cantarell" fo:font-size="12pt" fo:language="de" fo:country="DE"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8" style:family="table-cell" style:parent-style-name="Default">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ext-properties style:font-name="Cantarell" fo:font-size="12pt" style:font-size-asian="12pt" style:font-size-complex="12pt"/>
    </style:style>
    <style:style style:name="ce11" style:family="table-cell" style:parent-style-name="Default">
      <style:table-cell-properties fo:wrap-option="wrap"/>
      <style:text-properties style:font-name="Cantarell" fo:font-size="12pt" style:font-size-asian="12pt" style:font-size-complex="12pt"/>
    </style:style>
    <style:style style:name="ce12" style:family="table-cell" style:parent-style-name="Default">
      <style:text-properties style:use-window-font-color="true" style:text-outline="false" style:text-line-through-style="none" style:text-line-through-type="none" style:font-name="Cantarell" fo:font-size="12pt" fo:language="de" fo:country="DE"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13" style:family="table-cell" style:parent-style-name="Default">
      <style:text-properties style:font-name="Cantarell" fo:font-size="12pt" fo:font-weight="bold" style:font-size-asian="12pt" style:font-weight-asian="bold" style:font-size-complex="12pt" style:font-weight-complex="bold"/>
    </style:style>
    <style:style style:name="ce14" style:family="table-cell" style:parent-style-name="Default">
      <style:table-cell-properties fo:wrap-option="wrap" style:vertical-align="top"/>
      <style:text-properties fo:font-weight="bold" style:font-weight-asian="bold" style:font-weight-complex="bold"/>
    </style:style>
    <style:style style:name="ce15" style:family="table-cell" style:parent-style-name="Default">
      <style:table-cell-properties fo:border-bottom="1.11pt double-thin #000000" style:border-line-width-bottom="0.18mm 0.04mm 0.18mm" fo:wrap-option="wrap" fo:border-left="none" fo:border-right="none" fo:border-top="none" style:vertical-align="top"/>
      <style:text-properties fo:font-weight="bold" style:font-weight-asian="bold" style:font-weight-complex="bold"/>
    </style:style>
    <style:style style:name="ce16" style:family="table-cell" style:parent-style-name="Default">
      <style:table-cell-properties fo:wrap-option="wrap" style:vertical-align="top"/>
    </style:style>
    <style:style style:name="ce17" style:family="table-cell" style:parent-style-name="Default">
      <style:table-cell-properties fo:wrap-option="wrap" style:vertical-align="top"/>
      <style:text-properties fo:font-weight="normal" style:font-weight-asian="normal" style:font-weight-complex="normal"/>
    </style:style>
    <style:style style:name="ce18" style:family="table-cell" style:parent-style-name="Default">
      <style:table-cell-properties style:text-align-source="fix" style:repeat-content="false" fo:wrap-option="wrap" style:vertical-align="top"/>
      <style:paragraph-properties fo:text-align="center" fo:margin-left="0mm"/>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wrap-option="wrap" style:vertical-align="top"/>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wrap" style:vertical-align="top"/>
      <style:text-properties style:font-name="Cantarell" fo:font-size="12pt" style:font-name-asian="Droid Sans Fallback" style:font-size-asian="12pt" style:font-name-complex="FreeSans" style:font-size-complex="12pt"/>
    </style:style>
    <style:style style:name="ce67" style:family="table-cell" style:parent-style-name="Default">
      <style:table-cell-properties fo:background-color="#bce4e5" style:text-align-source="fix" style:repeat-content="false" fo:wrap-option="wrap" style:vertical-align="top"/>
      <style:paragraph-properties fo:text-align="center" fo:margin-left="0mm"/>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bce4e5" fo:wrap-option="wrap" style:vertical-align="top"/>
    </style:style>
    <style:style style:name="ce69" style:family="table-cell" style:parent-style-name="Default">
      <style:table-cell-properties fo:border-bottom="1.11pt double-thin #000000" style:border-line-width-bottom="0.18mm 0.04mm 0.18mm" fo:background-color="#bce4e5" fo:wrap-option="wrap" fo:border-left="none" fo:border-right="none" fo:border-top="none" style:vertical-align="top"/>
      <style:text-properties fo:color="#0000ff" fo:font-weight="bold" style:font-weight-asian="bold" style:font-weight-complex="bold"/>
    </style:style>
    <style:style style:name="ce70" style:family="table-cell" style:parent-style-name="Default">
      <style:table-cell-properties fo:background-color="#fffbcc" fo:wrap-option="wrap" style:vertical-align="top"/>
    </style:style>
    <style:style style:name="ce71" style:family="table-cell" style:parent-style-name="Default">
      <style:table-cell-properties fo:border-bottom="1.11pt double-thin #000000" style:border-line-width-bottom="0.18mm 0.04mm 0.18mm" fo:background-color="#fffbcc" fo:wrap-option="wrap" fo:border-left="none" fo:border-right="none" fo:border-top="none" style:vertical-align="top"/>
    </style:style>
    <style:style style:name="ce72" style:family="table-cell" style:parent-style-name="Default">
      <style:table-cell-properties fo:background-color="#fffbcc"/>
    </style:style>
    <style:style style:name="ce23" style:family="table-cell" style:parent-style-name="Default">
      <style:table-cell-properties fo:border-bottom="1.11pt double-thin #000000" style:border-line-width-bottom="0.18mm 0.04mm 0.18mm" style:text-align-source="fix" style:repeat-content="false" fo:wrap-option="wrap" fo:border-left="none" fo:border-right="none" fo:border-top="none" style:vertical-align="top"/>
      <style:paragraph-properties fo:text-align="center" fo:margin-left="0mm"/>
    </style:style>
    <style:style style:name="ce24" style:family="table-cell" style:parent-style-name="Default">
      <style:table-cell-properties fo:background-color="#99ff66" fo:wrap-option="wrap" style:vertical-align="top"/>
    </style:style>
    <style:style style:name="ce21" style:family="table-cell" style:parent-style-name="Default">
      <style:table-cell-properties fo:border-bottom="1.11pt double-thin #000000" style:border-line-width-bottom="0.18mm 0.04mm 0.18mm" fo:wrap-option="wrap" fo:border-left="none" fo:border-right="none" fo:border-top="none" style:vertical-align="top"/>
      <style:text-properties fo:color="#0000ff" fo:font-weight="bold" style:font-weight-asian="bold" style:font-weight-complex="bold"/>
    </style:style>
    <style:style style:name="ce25" style:family="table-cell" style:parent-style-name="Default">
      <style:table-cell-properties fo:background-color="transparent" fo:wrap-option="wrap" style:vertical-align="top"/>
    </style:style>
    <style:style style:name="ce28" style:family="table-cell" style:parent-style-name="Default">
      <style:table-cell-properties fo:background-color="#ff9900" fo:wrap-option="wrap" style:vertical-align="top"/>
    </style:style>
    <style:style style:name="ce73" style:family="table-cell" style:parent-style-name="Default">
      <style:table-cell-properties fo:background-color="#fffbcc" style:text-align-source="fix" style:repeat-content="false" fo:wrap-option="wrap" style:vertical-align="top"/>
      <style:paragraph-properties fo:text-align="center" fo:margin-left="0mm"/>
    </style:style>
    <style:style style:name="ce66" style:family="table-cell" style:parent-style-name="Default">
      <style:table-cell-properties fo:background-color="#fffbcc" style:text-align-source="fix" style:repeat-content="false" fo:wrap-option="wrap" style:vertical-align="top"/>
      <style:paragraph-properties fo:text-align="center" fo:margin-left="0mm"/>
      <style:text-properties fo:font-size="12pt" style:font-size-asian="12pt" style:font-size-complex="12pt"/>
    </style:style>
    <style:style style:name="ce74" style:family="table-cell" style:parent-style-name="Default">
      <style:table-cell-properties style:text-align-source="fix" style:repeat-content="false" fo:background-color="transparent" fo:wrap-option="wrap" style:vertical-align="top"/>
      <style:paragraph-properties fo:text-align="center" fo:margin-left="0mm"/>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1.11pt double-thin #000000" style:border-line-width-bottom="0.18mm 0.04mm 0.18mm" fo:wrap-option="wrap" fo:border-left="none" fo:border-right="none" fo:border-top="none" style:vertical-align="top"/>
    </style:style>
    <style:style style:name="ce29" style:family="table-cell" style:parent-style-name="Default">
      <style:table-cell-properties fo:background-color="#3399ff" fo:wrap-option="wrap" style:vertical-align="top"/>
    </style:style>
    <style:style style:name="ce30" style:family="table-cell" style:parent-style-name="Default">
      <style:table-cell-properties fo:background-color="#ff6666" style:text-align-source="fix" style:repeat-content="false" fo:wrap-option="wrap" style:vertical-align="top"/>
      <style:paragraph-properties fo:text-align="center" fo:margin-left="0mm"/>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ff6666" fo:wrap-option="wrap" style:vertical-align="top"/>
    </style:style>
    <style:style style:name="ce32" style:family="table-cell" style:parent-style-name="Default">
      <style:table-cell-properties fo:border-bottom="1.11pt double-thin #000000" style:border-line-width-bottom="0.18mm 0.04mm 0.18mm" fo:background-color="#ff6666" style:text-align-source="fix" style:repeat-content="false" fo:wrap-option="wrap" fo:border-left="none" fo:border-right="none" fo:border-top="none" style:vertical-align="top"/>
      <style:paragraph-properties fo:text-align="center" fo:margin-left="0mm"/>
    </style:style>
    <style:style style:name="ce33"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ffcc00" fo:wrap-option="wrap" style:vertical-align="top"/>
    </style:style>
    <style:style style:name="ce27" style:family="table-cell" style:parent-style-name="Default">
      <style:table-cell-properties fo:background-color="#33ff99" fo:wrap-option="wrap" style:vertical-align="top"/>
    </style:style>
    <style:style style:name="T1" style:family="text">
      <style:text-properties style:font-name="Liberation Sans" style:font-name-asian="Droid Sans Fallback" style:font-name-complex="FreeSans"/>
    </style:style>
  </office:automatic-styles>
  <office:body>
    <office:spreadsheet>
      <table:calculation-settings table:automatic-find-labels="false"/>
      <table:table table:name="Grundtabelle" table:style-name="ta1">
        <office:forms form:automatic-focus="false" form:apply-design-mode="false"/>
        <table:table-column table:style-name="co1" table:default-cell-style-name="ce4"/>
        <table:table-column table:style-name="co2" table:default-cell-style-name="ce10"/>
        <table:table-column table:style-name="co3" table:default-cell-style-name="ce4"/>
        <table:table-column table:style-name="co4" table:default-cell-style-name="ce10"/>
        <table:table-column table:style-name="co5" table:default-cell-style-name="ce11"/>
        <table:table-column table:style-name="co6" table:default-cell-style-name="ce10"/>
        <table:table-column table:style-name="co7" table:default-cell-style-name="ce10"/>
        <table:table-column table:style-name="co8" table:default-cell-style-name="ce10"/>
        <table:table-column table:style-name="co9" table:default-cell-style-name="Default"/>
        <table:table-column table:style-name="co10" table:default-cell-style-name="ce10"/>
        <table:table-column table:style-name="co11" table:number-columns-repeated="1014" table:default-cell-style-name="ce10"/>
        <table:table-row table:style-name="ro1">
          <table:table-cell table:style-name="ce1" office:value-type="string" calcext:value-type="string">
            <text:p>Jahr rückwärts</text:p>
          </table:table-cell>
          <table:table-cell table:style-name="ce5" office:value-type="string" calcext:value-type="string">
            <text:p>Zeitalter</text:p>
          </table:table-cell>
          <table:table-cell table:style-name="ce1" office:value-type="string" calcext:value-type="string">
            <text:p>Jahr vorwärts</text:p>
          </table:table-cell>
          <table:table-cell table:style-name="ce5" office:value-type="string" calcext:value-type="string">
            <text:p>Städtegründungen</text:p>
          </table:table-cell>
          <table:table-cell table:style-name="ce5" office:value-type="string" calcext:value-type="string">
            <text:p>Entwicklungsstand</text:p>
          </table:table-cell>
          <table:table-cell table:style-name="ce5" office:value-type="string" calcext:value-type="string">
            <text:p>Ereignis 1</text:p>
          </table:table-cell>
          <table:table-cell table:style-name="ce5" office:value-type="string" calcext:value-type="string">
            <text:p>Ereignis 2</text:p>
          </table:table-cell>
          <table:table-cell table:style-name="ce5" office:value-type="string" calcext:value-type="string">
            <text:p>Ereignis 3</text:p>
          </table:table-cell>
          <table:table-cell/>
          <table:table-cell table:style-name="ce5" office:value-type="string" calcext:value-type="string">
            <text:p>Erfindungen/Verbreitung von Erfindungen</text:p>
          </table:table-cell>
          <table:table-cell table:style-name="ce12" table:number-columns-repeated="19"/>
          <table:table-cell table:style-name="ce13" table:number-columns-repeated="995"/>
        </table:table-row>
        <table:table-row table:style-name="ro1">
          <table:table-cell table:style-name="ce2" office:value-type="float" office:value="0" calcext:value-type="float">
            <text:p>0</text:p>
          </table:table-cell>
          <table:table-cell table:style-name="ce6" office:value-type="string" calcext:value-type="string">
            <text:p>Flut des Mondes</text:p>
          </table:table-cell>
          <table:table-cell table:style-name="ce2" office:value-type="float" office:value="1703" calcext:value-type="float">
            <text:p>1703</text:p>
          </table:table-cell>
          <table:table-cell table:style-name="ce8"/>
          <table:table-cell table:style-name="ce9"/>
          <table:table-cell table:style-name="ce9" office:value-type="string" calcext:value-type="string">
            <text:p>Kail stirbt</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s Lichts</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2" office:value-type="float" office:value="131" calcext:value-type="float">
            <text:p>131</text:p>
          </table:table-cell>
          <table:table-cell table:style-name="ce6" office:value-type="string" calcext:value-type="string">
            <text:p>Flut des Lichts</text:p>
          </table:table-cell>
          <table:table-cell table:style-name="ce2" office:value-type="float" office:value="1572" calcext:value-type="float">
            <text:p>1572</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r Sonne</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2" office:value-type="float" office:value="262" calcext:value-type="float">
            <text:p>262</text:p>
          </table:table-cell>
          <table:table-cell table:style-name="ce6" office:value-type="string" calcext:value-type="string">
            <text:p>Flut der Sonne</text:p>
          </table:table-cell>
          <table:table-cell table:style-name="ce2" office:value-type="float" office:value="1441" calcext:value-type="float">
            <text:p>1441</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s Sturms</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2" office:value-type="float" office:value="393" calcext:value-type="float">
            <text:p>393</text:p>
          </table:table-cell>
          <table:table-cell table:style-name="ce6" office:value-type="string" calcext:value-type="string">
            <text:p>Flut des Sturms</text:p>
          </table:table-cell>
          <table:table-cell table:style-name="ce2" office:value-type="float" office:value="1310" calcext:value-type="float">
            <text:p>1310</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s Windes</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2">
          <table:table-cell table:style-name="ce3"/>
          <table:table-cell table:style-name="ce8"/>
          <table:table-cell table:style-name="ce2" office:value-type="float" office:value="1280" calcext:value-type="float">
            <text:p>1280</text:p>
          </table:table-cell>
          <table:table-cell table:style-name="ce8"/>
          <table:table-cell table:style-name="ce9"/>
          <table:table-cell table:style-name="ce9" office:value-type="string" calcext:value-type="string">
            <text:p>Die Steine im Westen werden in Betrieb genommen</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3"/>
          <table:table-cell table:style-name="ce8"/>
          <table:table-cell table:style-name="ce2" office:value-type="float" office:value="1268" calcext:value-type="float">
            <text:p>1268</text:p>
          </table:table-cell>
          <table:table-cell table:style-name="ce8"/>
          <table:table-cell table:style-name="ce9"/>
          <table:table-cell table:style-name="ce9" office:value-type="string" calcext:value-type="string">
            <text:p>Magierrat tritt zusammen</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3"/>
          <table:table-cell table:style-name="ce8"/>
          <table:table-cell table:style-name="ce2" office:value-type="float" office:value="1267" calcext:value-type="float">
            <text:p>1267</text:p>
          </table:table-cell>
          <table:table-cell table:style-name="ce8"/>
          <table:table-cell table:style-name="ce9"/>
          <table:table-cell table:style-name="ce9" office:value-type="string" calcext:value-type="string">
            <text:p>Einfall der Mutanten aus dem Westen</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3"/>
          <table:table-cell table:style-name="ce8"/>
          <table:table-cell table:style-name="ce2" office:value-type="float" office:value="1188" calcext:value-type="float">
            <text:p>1188</text:p>
          </table:table-cell>
          <table:table-cell table:style-name="ce8"/>
          <table:table-cell table:style-name="ce9"/>
          <table:table-cell table:style-name="ce9" office:value-type="string" calcext:value-type="string">
            <text:p>Kriegsbeginn, Einnahme Weißeneggs durch die Vahani</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524" calcext:value-type="float">
            <text:p>524</text:p>
          </table:table-cell>
          <table:table-cell table:style-name="ce6" office:value-type="string" calcext:value-type="string">
            <text:p>Flut des Windes</text:p>
          </table:table-cell>
          <table:table-cell table:style-name="ce2" office:value-type="float" office:value="1179" calcext:value-type="float">
            <text:p>1179</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r See</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9" office:value-type="float" office:value="121" calcext:value-type="float">
            <text:p>121</text:p>
          </table:table-cell>
          <table:table-cell table:style-name="ce3"/>
          <table:table-cell table:style-name="ce8"/>
          <table:table-cell table:style-name="ce9"/>
          <table:table-cell table:style-name="ce9" office:value-type="string" calcext:value-type="string">
            <text:p>Konflikt zwischen Cornelle und Rehu</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3"/>
          <table:table-cell table:style-name="ce8"/>
          <table:table-cell table:style-name="ce3"/>
          <table:table-cell table:style-name="ce8"/>
          <table:table-cell table:style-name="ce9"/>
          <table:table-cell table:style-name="ce9" office:value-type="string" calcext:value-type="string">
            <text:p>Die Hanse unterstützt Fernost und verliert damit den Zugang zur Kraysee</text:p>
          </table:table-cell>
          <table:table-cell table:style-name="ce8" table:number-columns-repeated="2"/>
          <table:table-cell/>
          <table:table-cell table:style-name="ce8" table:number-columns-repeated="20"/>
          <table:table-cell table:number-columns-repeated="995"/>
        </table:table-row>
        <table:table-row table:style-name="ro3">
          <table:table-cell table:style-name="ce3"/>
          <table:table-cell table:style-name="ce8"/>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2">
          <table:table-cell table:style-name="ce3"/>
          <table:table-cell table:style-name="ce8"/>
          <table:table-cell table:style-name="ce3"/>
          <table:table-cell table:style-name="ce8"/>
          <table:table-cell table:style-name="ce9"/>
          <table:table-cell table:style-name="ce9" office:value-type="string" calcext:value-type="string">
            <text:p>Cornelle strebt Unabhängigkeit von der Überseeregierung an</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655" calcext:value-type="float">
            <text:p>655</text:p>
          </table:table-cell>
          <table:table-cell table:style-name="ce6" office:value-type="string" calcext:value-type="string">
            <text:p>Flut der See</text:p>
          </table:table-cell>
          <table:table-cell table:style-name="ce2" office:value-type="float" office:value="1048" calcext:value-type="float">
            <text:p>1048</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r Ströme</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4">
          <table:table-cell table:style-name="ce3"/>
          <table:table-cell table:style-name="ce9" office:value-type="float" office:value="3" calcext:value-type="float">
            <text:p>3</text:p>
          </table:table-cell>
          <table:table-cell table:style-name="ce3"/>
          <table:table-cell table:style-name="ce8"/>
          <table:table-cell table:style-name="ce9"/>
          <table:table-cell table:style-name="ce9" office:value-type="string" calcext:value-type="string">
            <text:p>Die Hanseintrige wird entlarvt. Aleese räumt die Konfliktschuld ein und beginnt mit Entschädigungszahlungen an Rehu.</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786" calcext:value-type="float">
            <text:p>786</text:p>
          </table:table-cell>
          <table:table-cell table:style-name="ce6" office:value-type="string" calcext:value-type="string">
            <text:p>Flut der Ströme</text:p>
          </table:table-cell>
          <table:table-cell table:style-name="ce2" office:value-type="float" office:value="917" calcext:value-type="float">
            <text:p>917</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r Ernte</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2">
          <table:table-cell table:style-name="ce3"/>
          <table:table-cell table:style-name="ce8"/>
          <table:table-cell table:style-name="ce3"/>
          <table:table-cell table:style-name="ce8"/>
          <table:table-cell table:style-name="ce9"/>
          <table:table-cell table:style-name="ce9" office:value-type="string" calcext:value-type="string">
            <text:p>Die Aleese schlagen zurück und nehmen in einer großen Invasion fast halb Rehu ein.</text:p>
          </table:table-cell>
          <table:table-cell table:style-name="ce8" table:number-columns-repeated="2"/>
          <table:table-cell/>
          <table:table-cell table:style-name="ce8" table:number-columns-repeated="20"/>
          <table:table-cell table:number-columns-repeated="995"/>
        </table:table-row>
        <table:table-row table:style-name="ro5">
          <table:table-cell table:style-name="ce3"/>
          <table:table-cell table:style-name="ce9" office:value-type="float" office:value="127" calcext:value-type="float">
            <text:p>127</text:p>
          </table:table-cell>
          <table:table-cell table:style-name="ce3"/>
          <table:table-cell table:style-name="ce8"/>
          <table:table-cell table:style-name="ce9"/>
          <table:table-cell table:style-name="ce9" office:value-type="string" calcext:value-type="string">
            <text:p>Die Piratenstadt wird vernichtet, die Hanse will die Aleese wieder los werden und stachelt die Rehu auf sie als Gottlose zu vertreiben.</text:p>
          </table:table-cell>
          <table:table-cell table:style-name="ce8" table:number-columns-repeated="2"/>
          <table:table-cell/>
          <table:table-cell table:style-name="ce8" table:number-columns-repeated="20"/>
          <table:table-cell table:number-columns-repeated="995"/>
        </table:table-row>
        <table:table-row table:style-name="ro4">
          <table:table-cell table:style-name="ce3"/>
          <table:table-cell table:style-name="ce8"/>
          <table:table-cell table:style-name="ce3"/>
          <table:table-cell table:style-name="ce8"/>
          <table:table-cell table:style-name="ce9"/>
          <table:table-cell table:style-name="ce9" office:value-type="string" calcext:value-type="string">
            <text:p>Ein Ritterorden wird in die Seefeste Aleese geholt um die Handelswege nach Cornelle zu überwachen.</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3"/>
          <table:table-cell table:style-name="ce8"/>
          <table:table-cell table:style-name="ce3"/>
          <table:table-cell table:style-name="ce8"/>
          <table:table-cell table:style-name="ce9"/>
          <table:table-cell table:style-name="ce9" office:value-type="string" calcext:value-type="string">
            <text:p>Die Hanse übergibt Gebiete in Gattland al Kolonie an Cornelle</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917" calcext:value-type="float">
            <text:p>917</text:p>
          </table:table-cell>
          <table:table-cell table:style-name="ce6" office:value-type="string" calcext:value-type="string">
            <text:p>Flut der Ernte</text:p>
          </table:table-cell>
          <table:table-cell table:style-name="ce2" office:value-type="float" office:value="786" calcext:value-type="float">
            <text:p>786</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2">
          <table:table-cell table:style-name="ce3"/>
          <table:table-cell table:style-name="ce7" office:value-type="string" calcext:value-type="string">
            <text:p>Zeitalter der Erde</text:p>
          </table:table-cell>
          <table:table-cell table:style-name="ce3"/>
          <table:table-cell table:style-name="ce8"/>
          <table:table-cell table:style-name="ce9"/>
          <table:table-cell table:style-name="ce9" office:value-type="string" calcext:value-type="string">
            <text:p>(Benannt wegen der Entdeckung Fernsüds, als der fernen Erde)</text:p>
          </table:table-cell>
          <table:table-cell table:style-name="ce9" office:value-type="string" calcext:value-type="string">
            <text:p>Stabile Aufschwungphase mit zahlreichen Erfindungen</text:p>
          </table:table-cell>
          <table:table-cell table:style-name="ce8"/>
          <table:table-cell/>
          <table:table-cell table:style-name="ce8" table:number-columns-repeated="20"/>
          <table:table-cell table:number-columns-repeated="995"/>
        </table:table-row>
        <table:table-row table:style-name="ro2">
          <table:table-cell table:style-name="ce3"/>
          <table:table-cell table:style-name="ce9" office:value-type="string" calcext:value-type="string">
            <text:p>Jahr 97</text:p>
          </table:table-cell>
          <table:table-cell table:style-name="ce3"/>
          <table:table-cell table:style-name="ce8"/>
          <table:table-cell table:style-name="ce9"/>
          <table:table-cell table:style-name="ce9" office:value-type="string" calcext:value-type="string">
            <text:p>Beginn einer Auswanderungswelle aus Cornelle nach Gattland. (Kollonialisierung)</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3"/>
          <table:table-cell table:style-name="ce9" office:value-type="string" calcext:value-type="string">
            <text:p>Jahr 28</text:p>
          </table:table-cell>
          <table:table-cell table:style-name="ce3"/>
          <table:table-cell table:style-name="ce8"/>
          <table:table-cell table:style-name="ce9"/>
          <table:table-cell table:style-name="ce9" office:value-type="string" calcext:value-type="string">
            <text:p>Einrichtung einer ersten Handelsroute zwischen NEU CORNELLE und Cornelle</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3"/>
          <table:table-cell table:style-name="ce9" office:value-type="string" calcext:value-type="string">
            <text:p>Jahr 22</text:p>
          </table:table-cell>
          <table:table-cell table:style-name="ce3"/>
          <table:table-cell table:style-name="ce8"/>
          <table:table-cell table:style-name="ce9"/>
          <table:table-cell table:style-name="ce9" office:value-type="string" calcext:value-type="string">
            <text:p>Landung von drei Forschungsschiffen aus Cornelle in der Mangrowensenke.</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1048" calcext:value-type="float">
            <text:p>1048</text:p>
          </table:table-cell>
          <table:table-cell table:style-name="ce6" office:value-type="string" calcext:value-type="string">
            <text:p>Flut der Erde</text:p>
          </table:table-cell>
          <table:table-cell table:style-name="ce2" office:value-type="float" office:value="655" calcext:value-type="float">
            <text:p>655</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s Segens</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9" office:value-type="string" calcext:value-type="string">
            <text:p>Jahr 56</text:p>
          </table:table-cell>
          <table:table-cell table:style-name="ce3"/>
          <table:table-cell table:style-name="ce8"/>
          <table:table-cell table:style-name="ce9"/>
          <table:table-cell table:style-name="ce9" office:value-type="string" calcext:value-type="string">
            <text:p>Große Hexenverfolgung in Treborg</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1148" calcext:value-type="float">
            <text:p>1148</text:p>
          </table:table-cell>
          <table:table-cell table:style-name="ce9" office:value-type="string" calcext:value-type="string">
            <text:p>Jahr 31</text:p>
          </table:table-cell>
          <table:table-cell table:style-name="ce3"/>
          <table:table-cell table:style-name="ce8"/>
          <table:table-cell table:style-name="ce9"/>
          <table:table-cell table:style-name="ce9" office:value-type="string" calcext:value-type="string">
            <text:p>Anlandung der Iwari</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3"/>
          <table:table-cell table:style-name="ce9" office:value-type="string" calcext:value-type="string">
            <text:p>Jahr 12</text:p>
          </table:table-cell>
          <table:table-cell table:style-name="ce3"/>
          <table:table-cell table:style-name="ce8"/>
          <table:table-cell table:style-name="ce9"/>
          <table:table-cell table:style-name="ce9" office:value-type="string" calcext:value-type="string">
            <text:p>Erste Missionierung der Dreifachen in Treborg</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1179" calcext:value-type="float">
            <text:p>1179</text:p>
          </table:table-cell>
          <table:table-cell table:style-name="ce6" office:value-type="string" calcext:value-type="string">
            <text:p>Flut des Segens</text:p>
          </table:table-cell>
          <table:table-cell table:style-name="ce2" office:value-type="float" office:value="524" calcext:value-type="float">
            <text:p>524</text:p>
          </table:table-cell>
          <table:table-cell table:style-name="ce8"/>
          <table:table-cell table:style-name="ce9"/>
          <table:table-cell table:style-name="ce9" office:value-type="string" calcext:value-type="string">
            <text:p>Sehr milde Flut</text:p>
          </table:table-cell>
          <table:table-cell table:style-name="ce9" office:value-type="string" calcext:value-type="string">
            <text:p>Untergang der Iwaren</text:p>
          </table:table-cell>
          <table:table-cell table:style-name="ce8"/>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r Reiter</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2">
          <table:table-cell table:style-name="ce2" office:value-type="float" office:value="1184" calcext:value-type="float">
            <text:p>1184</text:p>
          </table:table-cell>
          <table:table-cell table:style-name="ce9" office:value-type="string" calcext:value-type="string">
            <text:p>Jahr 126</text:p>
          </table:table-cell>
          <table:table-cell table:style-name="ce3"/>
          <table:table-cell table:style-name="ce8"/>
          <table:table-cell table:style-name="ce9"/>
          <table:table-cell table:style-name="ce9" office:value-type="string" calcext:value-type="string">
            <text:p>Gründung der "Hanse" in einer Stadt auf dem Frauenpass</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2" office:value-type="float" office:value="1200" calcext:value-type="float">
            <text:p>1200</text:p>
          </table:table-cell>
          <table:table-cell table:style-name="ce9" office:value-type="string" calcext:value-type="string">
            <text:p>Jahr 110</text:p>
          </table:table-cell>
          <table:table-cell table:style-name="ce3"/>
          <table:table-cell table:style-name="ce8"/>
          <table:table-cell table:style-name="ce9"/>
          <table:table-cell table:style-name="ce9" office:value-type="string" calcext:value-type="string">
            <text:p>Abspaltung Nefers von Rehu</text:p>
          </table:table-cell>
          <table:table-cell table:style-name="ce9" office:value-type="string" calcext:value-type="string">
            <text:p>Der Gletscher verschließt die Passage nach Westen</text:p>
          </table:table-cell>
          <table:table-cell table:style-name="ce8"/>
          <table:table-cell/>
          <table:table-cell table:style-name="ce8" table:number-columns-repeated="20"/>
          <table:table-cell table:number-columns-repeated="995"/>
        </table:table-row>
        <table:table-row table:style-name="ro2">
          <table:table-cell table:style-name="ce3"/>
          <table:table-cell table:style-name="ce9" office:value-type="string" calcext:value-type="string">
            <text:p>ca. Jahr 70</text:p>
          </table:table-cell>
          <table:table-cell table:style-name="ce3"/>
          <table:table-cell table:style-name="ce8"/>
          <table:table-cell table:style-name="ce9"/>
          <table:table-cell table:style-name="ce9" office:value-type="string" calcext:value-type="string">
            <text:p>Missionierung der Dreifachen unter den Vahani</text:p>
          </table:table-cell>
          <table:table-cell table:style-name="ce9" office:value-type="string" calcext:value-type="string">
            <text:p>Rehu erkennen die Autonomie Vahanis an</text:p>
          </table:table-cell>
          <table:table-cell table:style-name="ce8"/>
          <table:table-cell/>
          <table:table-cell table:style-name="ce8" table:number-columns-repeated="20"/>
          <table:table-cell table:number-columns-repeated="995"/>
        </table:table-row>
        <table:table-row table:style-name="ro1">
          <table:table-cell table:style-name="ce3"/>
          <table:table-cell table:style-name="ce9" office:value-type="string" calcext:value-type="string">
            <text:p>Jahr 13</text:p>
          </table:table-cell>
          <table:table-cell table:style-name="ce3"/>
          <table:table-cell table:style-name="ce9" office:value-type="string" calcext:value-type="string">
            <text:p>Aiskaland</text:p>
          </table:table-cell>
          <table:table-cell table:style-name="ce9"/>
          <table:table-cell table:style-name="ce9" office:value-type="string" calcext:value-type="string">
            <text:p>Gründung Treborgs im Aiskalandkessel</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3"/>
          <table:table-cell table:style-name="ce9" office:value-type="string" calcext:value-type="string">
            <text:p>Jahr 10</text:p>
          </table:table-cell>
          <table:table-cell table:style-name="ce3"/>
          <table:table-cell table:style-name="ce8"/>
          <table:table-cell table:style-name="ce9"/>
          <table:table-cell table:style-name="ce9" office:value-type="string" calcext:value-type="string">
            <text:p>Einmarsch der Treborga aus dem Westen</text:p>
          </table:table-cell>
          <table:table-cell table:style-name="ce8" table:number-columns-repeated="2"/>
          <table:table-cell/>
          <table:table-cell table:style-name="ce8" table:number-columns-repeated="20"/>
          <table:table-cell table:number-columns-repeated="995"/>
        </table:table-row>
        <table:table-row table:style-name="ro4">
          <table:table-cell table:style-name="ce3"/>
          <table:table-cell table:style-name="ce9" office:value-type="string" calcext:value-type="string">
            <text:p>ab Jahr 1</text:p>
          </table:table-cell>
          <table:table-cell table:style-name="ce3"/>
          <table:table-cell table:style-name="ce8"/>
          <table:table-cell table:style-name="ce9"/>
          <table:table-cell table:style-name="ce9" office:value-type="string" calcext:value-type="string">
            <text:p>Gründung von Bergbaustätten auf dem Frauenpass durch die Eleazar auf dem Staatsgebiet der Rehu</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1310" calcext:value-type="float">
            <text:p>1310</text:p>
          </table:table-cell>
          <table:table-cell table:style-name="ce6" office:value-type="string" calcext:value-type="string">
            <text:p>Flut der Reiter</text:p>
          </table:table-cell>
          <table:table-cell table:style-name="ce2" office:value-type="float" office:value="393" calcext:value-type="float">
            <text:p>393</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r Wellen</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9" office:value-type="string" calcext:value-type="string">
            <text:p>ca. Jahr 100</text:p>
          </table:table-cell>
          <table:table-cell table:style-name="ce3"/>
          <table:table-cell table:style-name="ce8"/>
          <table:table-cell table:style-name="ce9"/>
          <table:table-cell table:style-name="ce9" office:value-type="string" calcext:value-type="string">
            <text:p>Erste Siedlungen in Holm</text:p>
          </table:table-cell>
          <table:table-cell table:style-name="ce8" table:number-columns-repeated="2"/>
          <table:table-cell/>
          <table:table-cell table:style-name="ce8" table:number-columns-repeated="20"/>
          <table:table-cell table:number-columns-repeated="995"/>
        </table:table-row>
        <table:table-row table:style-name="ro6">
          <table:table-cell table:style-name="ce2" office:value-type="float" office:value="1399" calcext:value-type="float">
            <text:p>1399</text:p>
          </table:table-cell>
          <table:table-cell table:style-name="ce9" office:value-type="string" calcext:value-type="string">
            <text:p>Jahr 42</text:p>
          </table:table-cell>
          <table:table-cell table:style-name="ce3"/>
          <table:table-cell table:style-name="ce9" office:value-type="string" calcext:value-type="string">
            <text:p>Kilavaandi (später Kildeborn)</text:p>
          </table:table-cell>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9" office:value-type="string" calcext:value-type="string">
            <text:p>ca. Jahr 30</text:p>
          </table:table-cell>
          <table:table-cell table:style-name="ce3"/>
          <table:table-cell table:style-name="ce8"/>
          <table:table-cell table:style-name="ce9"/>
          <table:table-cell table:style-name="ce9" office:value-type="string" calcext:value-type="string">
            <text:p>Erste Einfälle der Tiefländer aus dem Westen</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2" office:value-type="float" office:value="1433" calcext:value-type="float">
            <text:p>1433</text:p>
          </table:table-cell>
          <table:table-cell table:style-name="ce9" office:value-type="string" calcext:value-type="string">
            <text:p>Jahr 8</text:p>
          </table:table-cell>
          <table:table-cell table:style-name="ce3"/>
          <table:table-cell table:style-name="ce8"/>
          <table:table-cell table:style-name="ce9"/>
          <table:table-cell table:style-name="ce9" office:value-type="string" calcext:value-type="string">
            <text:p>Gründung Eleazars durch zusammenschluß der 7 Händlergilden</text:p>
          </table:table-cell>
          <table:table-cell table:style-name="ce8" table:number-columns-repeated="2"/>
          <table:table-cell/>
          <table:table-cell table:style-name="ce8" table:number-columns-repeated="20"/>
          <table:table-cell table:number-columns-repeated="995"/>
        </table:table-row>
        <table:table-row table:style-name="ro4">
          <table:table-cell table:style-name="ce2" office:value-type="float" office:value="1441" calcext:value-type="float">
            <text:p>1441</text:p>
          </table:table-cell>
          <table:table-cell table:style-name="ce6" office:value-type="string" calcext:value-type="string">
            <text:p>Flut der Wellen</text:p>
          </table:table-cell>
          <table:table-cell table:style-name="ce2" office:value-type="float" office:value="262" calcext:value-type="float">
            <text:p>262</text:p>
          </table:table-cell>
          <table:table-cell table:style-name="ce8"/>
          <table:table-cell table:style-name="ce9"/>
          <table:table-cell table:style-name="ce9" office:value-type="string" calcext:value-type="string">
            <text:p>Der Ostteil des Tilaal bricht ab</text:p>
          </table:table-cell>
          <table:table-cell table:style-name="ce9" office:value-type="string" calcext:value-type="string">
            <text:p>Der Gletscher im Westen rutscht ab und öffnet die Passage zwischen Fernwest und Gattland</text:p>
          </table:table-cell>
          <table:table-cell table:style-name="ce9" office:value-type="string" calcext:value-type="string">
            <text:p>Die Salzvergiftung in Fernwest beginnt</text:p>
          </table:table-cell>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r Alten</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7">
          <table:table-cell table:style-name="ce2" office:value-type="float" office:value="1543" calcext:value-type="float">
            <text:p>1543</text:p>
          </table:table-cell>
          <table:table-cell table:style-name="ce9" office:value-type="string" calcext:value-type="string">
            <text:p>Jahr 59</text:p>
          </table:table-cell>
          <table:table-cell table:style-name="ce2" office:value-type="float" office:value="190" calcext:value-type="float">
            <text:p>190</text:p>
          </table:table-cell>
          <table:table-cell table:style-name="ce8"/>
          <table:table-cell table:style-name="ce9"/>
          <table:table-cell table:style-name="ce9" office:value-type="string" calcext:value-type="string">
            <text:p>Ausweitung der Rehu durch Misionierung</text:p>
          </table:table-cell>
          <table:table-cell table:style-name="ce9" office:value-type="string" calcext:value-type="string">
            <text:p>Fall Nemetons</text:p>
          </table:table-cell>
          <table:table-cell table:style-name="ce8"/>
          <table:table-cell/>
          <table:table-cell table:style-name="ce8" table:number-columns-repeated="20"/>
          <table:table-cell table:number-columns-repeated="995"/>
        </table:table-row>
        <table:table-row table:style-name="ro1">
          <table:table-cell table:style-name="ce2" office:value-type="float" office:value="1550" calcext:value-type="float">
            <text:p>1550</text:p>
          </table:table-cell>
          <table:table-cell table:style-name="ce9" office:value-type="string" calcext:value-type="string">
            <text:p>Jahr 52</text:p>
          </table:table-cell>
          <table:table-cell table:style-name="ce3" office:value-type="float" office:value="183" calcext:value-type="float">
            <text:p>183</text:p>
          </table:table-cell>
          <table:table-cell table:style-name="ce9" office:value-type="string" calcext:value-type="string">
            <text:p>Letame</text:p>
          </table:table-cell>
          <table:table-cell table:style-name="ce9"/>
          <table:table-cell table:style-name="ce8" table:number-columns-repeated="3"/>
          <table:table-cell/>
          <table:table-cell table:style-name="ce8" table:number-columns-repeated="20"/>
          <table:table-cell table:number-columns-repeated="995"/>
        </table:table-row>
        <table:table-row table:style-name="ro7">
          <table:table-cell table:style-name="ce2" office:value-type="float" office:value="1558" calcext:value-type="float">
            <text:p>1558</text:p>
          </table:table-cell>
          <table:table-cell table:style-name="ce9" office:value-type="string" calcext:value-type="string">
            <text:p>Jahr 44</text:p>
          </table:table-cell>
          <table:table-cell table:style-name="ce2" office:value-type="float" office:value="175" calcext:value-type="float">
            <text:p>175</text:p>
          </table:table-cell>
          <table:table-cell table:style-name="ce9" office:value-type="string" calcext:value-type="string">
            <text:p>Nemeton</text:p>
          </table:table-cell>
          <table:table-cell table:style-name="ce9"/>
          <table:table-cell table:style-name="ce9" office:value-type="string" calcext:value-type="string">
            <text:p>Beginn der Flüchtlingswelle aus dem Osten</text:p>
          </table:table-cell>
          <table:table-cell table:style-name="ce9" office:value-type="string" calcext:value-type="string">
            <text:p>Gründung Nemetons durch die Rehu</text:p>
          </table:table-cell>
          <table:table-cell table:style-name="ce8"/>
          <table:table-cell/>
          <table:table-cell table:style-name="ce8" table:number-columns-repeated="20"/>
          <table:table-cell table:number-columns-repeated="995"/>
        </table:table-row>
        <table:table-row table:style-name="ro1">
          <table:table-cell table:style-name="ce2" office:value-type="float" office:value="1572" calcext:value-type="float">
            <text:p>1572</text:p>
          </table:table-cell>
          <table:table-cell table:style-name="ce6" office:value-type="string" calcext:value-type="string">
            <text:p>Flut der Alten</text:p>
          </table:table-cell>
          <table:table-cell table:style-name="ce2" office:value-type="float" office:value="131" calcext:value-type="float">
            <text:p>131</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2">
          <table:table-cell table:style-name="Default"/>
          <table:table-cell table:style-name="ce7" office:value-type="string" calcext:value-type="string">
            <text:p>Das Verheerende Zeitalter</text:p>
          </table:table-cell>
          <table:table-cell table:style-name="ce2" office:value-type="float" office:value="130" calcext:value-type="float">
            <text:p>130</text:p>
          </table:table-cell>
          <table:table-cell table:style-name="Default"/>
          <table:table-cell table:style-name="ce9" office:value-type="string" calcext:value-type="string">
            <text:p>Vahani: Waffenentwicklung, erstes Militärwesen, Erfindung der Wehrpflicht.</text:p>
          </table:table-cell>
          <table:table-cell table:style-name="Default" table:number-columns-repeated="3"/>
          <table:table-cell/>
          <table:table-cell table:style-name="Default" table:number-columns-repeated="1015"/>
        </table:table-row>
        <table:table-row table:style-name="ro6">
          <table:table-cell table:style-name="ce2" office:value-type="float" office:value="1703" calcext:value-type="float">
            <text:p>1703</text:p>
          </table:table-cell>
          <table:table-cell table:style-name="ce6" office:value-type="string" calcext:value-type="string">
            <text:p>Die verheerende Flut</text:p>
          </table:table-cell>
          <table:table-cell table:style-name="ce2" office:value-type="float" office:value="0" calcext:value-type="float">
            <text:p>0</text:p>
          </table:table-cell>
          <table:table-cell table:style-name="ce8"/>
          <table:table-cell table:style-name="ce9"/>
          <table:table-cell table:style-name="ce9" office:value-type="string" calcext:value-type="string">
            <text:p>Gewaltsame Übernahme des Hochpasses durch die Vahani</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1750" calcext:value-type="float">
            <text:p>-1750</text:p>
          </table:table-cell>
          <table:table-cell table:style-name="ce8"/>
          <table:table-cell table:style-name="ce3"/>
          <table:table-cell table:style-name="ce9" office:value-type="string" calcext:value-type="string">
            <text:p>Teela</text:p>
          </table:table-cell>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2" office:value-type="string" calcext:value-type="string">
            <text:p>ca. 1800</text:p>
          </table:table-cell>
          <table:table-cell table:style-name="ce8"/>
          <table:table-cell table:style-name="ce3"/>
          <table:table-cell table:style-name="ce9" office:value-type="string" calcext:value-type="string">
            <text:p>Kelava</text:p>
          </table:table-cell>
          <table:table-cell table:style-name="ce9"/>
          <table:table-cell table:style-name="ce9" office:value-type="string" calcext:value-type="string">
            <text:p>Vahni treffen auf das alte Volk am Hochpass</text:p>
          </table:table-cell>
          <table:table-cell table:style-name="ce8" table:number-columns-repeated="2"/>
          <table:table-cell/>
          <table:table-cell table:style-name="ce8" table:number-columns-repeated="20"/>
          <table:table-cell table:number-columns-repeated="995"/>
        </table:table-row>
        <table:table-row table:style-name="ro4">
          <table:table-cell table:style-name="ce2" office:value-type="string" calcext:value-type="string">
            <text:p>ca. 1900</text:p>
          </table:table-cell>
          <table:table-cell table:style-name="ce8"/>
          <table:table-cell table:style-name="ce3" office:value-type="float" office:value="-200" calcext:value-type="float">
            <text:p>-200</text:p>
          </table:table-cell>
          <table:table-cell table:style-name="ce9" office:value-type="string" calcext:value-type="string">
            <text:p>Ikarion (E)</text:p>
          </table:table-cell>
          <table:table-cell table:style-name="ce9"/>
          <table:table-cell table:style-name="ce9" office:value-type="string" calcext:value-type="string">
            <text:p>Die Vahani gründen eine Handelssiedlung (Teela) am Delta des Raid und beginnen Handel mit Eleazar</text:p>
          </table:table-cell>
          <table:table-cell table:style-name="ce8" table:number-columns-repeated="2"/>
          <table:table-cell/>
          <table:table-cell table:style-name="ce8" table:number-columns-repeated="20"/>
          <table:table-cell table:number-columns-repeated="995"/>
        </table:table-row>
        <table:table-row table:style-name="ro8">
          <table:table-cell table:style-name="ce2" office:value-type="string" calcext:value-type="string">
            <text:p>ca. 2000</text:p>
          </table:table-cell>
          <table:table-cell table:style-name="ce8"/>
          <table:table-cell table:style-name="ce2" office:value-type="float" office:value="-300" calcext:value-type="float">
            <text:p>-300</text:p>
          </table:table-cell>
          <table:table-cell table:style-name="ce9" office:value-type="string" calcext:value-type="string">
            <text:p>Maio Katha (Maikuth), Maskali</text:p>
          </table:table-cell>
          <table:table-cell table:style-name="ce9" office:value-type="string" calcext:value-type="string">
            <text:p>Vahani: Steinzeitniveau. Sie landen mit Schilfschiffen an, die in der Regel keine Rückfahrt schaffen. Einfaches Werkzeug, Bauen aus Schilf und Holz, beherrschen das Weben von Stoffen. </text:p>
          </table:table-cell>
          <table:table-cell table:style-name="ce9" office:value-type="string" calcext:value-type="string">
            <text:p>Vahani landen im Norden an</text:p>
          </table:table-cell>
          <table:table-cell table:style-name="ce8" table:number-columns-repeated="2"/>
          <table:table-cell/>
          <table:table-cell table:style-name="ce8" table:number-columns-repeated="20"/>
          <table:table-cell table:number-columns-repeated="995"/>
        </table:table-row>
        <table:table-row table:style-name="ro9">
          <table:table-cell table:style-name="ce2" office:value-type="string" calcext:value-type="string">
            <text:p>undokumentiert</text:p>
          </table:table-cell>
          <table:table-cell table:style-name="ce8"/>
          <table:table-cell table:style-name="ce3"/>
          <table:table-cell table:style-name="ce9" office:value-type="string" calcext:value-type="string">
            <text:p>Ka Desà (Kedesh), <text:s/>Ly-Tenà (Litānas), Ta-Sàna (Tschantas), Fêssa (Fessali), Abara-Ra (EINFÜGEN), [Ge-Ta-Sà, Abero-Tenà, Abero-Ara, Abero-Ges]</text:p>
          </table:table-cell>
          <table:table-cell table:style-name="ce9" office:value-type="string" calcext:value-type="string">
            <text:p>Altes Volk: Schrift und höhere Mathematik entwickelt, beherrscht Hydraulik und Hohlspiegel zur Kommunikation. Hoch entwickelte Baukunst mit Kränen und ausgefeilter Statik und Dynamik</text:p>
          </table:table-cell>
          <table:table-cell table:style-name="ce8" table:number-columns-repeated="3"/>
          <table:table-cell/>
          <table:table-cell table:style-name="ce8" table:number-columns-repeated="20"/>
          <table:table-cell table:number-columns-repeated="995"/>
        </table:table-row>
        <table:table-row table:style-name="ro3" table:number-rows-repeated="966">
          <table:table-cell table:style-name="ce3"/>
          <table:table-cell table:style-name="ce8"/>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3" table:number-rows-repeated="1047539">
          <table:table-cell table:number-columns-repeated="1024"/>
        </table:table-row>
        <table:table-row table:style-name="ro10" table:number-rows-repeated="5">
          <table:table-cell table:number-columns-repeated="1024"/>
        </table:table-row>
        <table:table-row table:style-name="ro10">
          <table:table-cell table:number-columns-repeated="1024"/>
        </table:table-row>
      </table:table>
      <table:table table:name="Zeitleiste_kompackt" table:style-name="ta1">
        <office:forms form:automatic-focus="false" form:apply-design-mode="false"/>
        <table:table-column table:style-name="co12" table:default-cell-style-name="ce16"/>
        <table:table-column table:style-name="co13" table:default-cell-style-name="ce16"/>
        <table:table-column table:style-name="co14" table:default-cell-style-name="ce16"/>
        <table:table-column table:style-name="co15" table:default-cell-style-name="ce16"/>
        <table:table-column table:style-name="co16" table:default-cell-style-name="ce68"/>
        <table:table-column table:style-name="co17" table:default-cell-style-name="ce70"/>
        <table:table-column table:style-name="co18" table:default-cell-style-name="ce68"/>
        <table:table-column table:style-name="co19" table:default-cell-style-name="ce16"/>
        <table:table-column table:style-name="co20" table:default-cell-style-name="ce16"/>
        <table:table-column table:style-name="co21" table:default-cell-style-name="ce16"/>
        <table:table-column table:style-name="co22" table:default-cell-style-name="ce70"/>
        <table:table-column table:style-name="co23" table:default-cell-style-name="ce68"/>
        <table:table-column table:style-name="co24" table:default-cell-style-name="ce16"/>
        <table:table-column table:style-name="co25" table:default-cell-style-name="ce16"/>
        <table:table-column table:style-name="co26" table:default-cell-style-name="ce16"/>
        <table:table-column table:style-name="co27" table:default-cell-style-name="ce16"/>
        <table:table-column table:style-name="co28" table:default-cell-style-name="ce70"/>
        <table:table-column table:style-name="co29" table:default-cell-style-name="ce68"/>
        <table:table-column table:style-name="co30" table:number-columns-repeated="2" table:default-cell-style-name="ce16"/>
        <table:table-column table:style-name="co31" table:default-cell-style-name="ce16"/>
        <table:table-column table:style-name="co32" table:number-columns-repeated="2" table:default-cell-style-name="ce16"/>
        <table:table-column table:style-name="co33" table:default-cell-style-name="ce16"/>
        <table:table-column table:style-name="co34" table:default-cell-style-name="ce16"/>
        <table:table-column table:style-name="co34" table:default-cell-style-name="ce70"/>
        <table:table-column table:style-name="co35" table:default-cell-style-name="ce68"/>
        <table:table-column table:style-name="co36" table:number-columns-repeated="2" table:default-cell-style-name="ce16"/>
        <table:table-column table:style-name="co37" table:number-columns-repeated="2" table:default-cell-style-name="ce16"/>
        <table:table-column table:style-name="co37" table:default-cell-style-name="ce70"/>
        <table:table-column table:style-name="co38" table:default-cell-style-name="ce68"/>
        <table:table-column table:style-name="co39" table:default-cell-style-name="ce25"/>
        <table:table-column table:style-name="co39" table:number-columns-repeated="3" table:default-cell-style-name="ce16"/>
        <table:table-column table:style-name="co40" table:default-cell-style-name="ce16"/>
        <table:table-column table:style-name="co40" table:default-cell-style-name="ce70"/>
        <table:table-column table:style-name="co41" table:default-cell-style-name="ce68"/>
        <table:table-column table:style-name="co42" table:default-cell-style-name="ce25"/>
        <table:table-column table:style-name="co42" table:default-cell-style-name="ce16"/>
        <table:table-column table:style-name="co43" table:default-cell-style-name="ce16"/>
        <table:table-column table:style-name="co44" table:default-cell-style-name="ce16"/>
        <table:table-column table:style-name="co45" table:default-cell-style-name="ce16"/>
        <table:table-column table:style-name="co46" table:default-cell-style-name="ce16"/>
        <table:table-column table:style-name="co47" table:default-cell-style-name="ce16"/>
        <table:table-column table:style-name="co30" table:number-columns-repeated="2" table:default-cell-style-name="ce16"/>
        <table:table-column table:style-name="co48" table:default-cell-style-name="ce31"/>
        <table:table-column table:style-name="co34" table:default-cell-style-name="ce16"/>
        <table:table-column table:style-name="co49" table:default-cell-style-name="ce16"/>
        <table:table-column table:style-name="co50" table:default-cell-style-name="ce16"/>
        <table:table-column table:style-name="co51" table:default-cell-style-name="ce16"/>
        <table:table-column table:style-name="co52" table:default-cell-style-name="ce16"/>
        <table:table-column table:style-name="co53" table:default-cell-style-name="ce16"/>
        <table:table-column table:style-name="co54" table:default-cell-style-name="ce16"/>
        <table:table-column table:style-name="co55" table:default-cell-style-name="ce16"/>
        <table:table-column table:style-name="co56" table:default-cell-style-name="ce16"/>
        <table:table-column table:style-name="co57" table:default-cell-style-name="ce16"/>
        <table:table-column table:style-name="co11" table:number-columns-repeated="964" table:default-cell-style-name="ce16"/>
        <table:table-row table:style-name="ro11">
          <table:table-cell table:style-name="ce14" office:value-type="string" calcext:value-type="string">
            <text:p>Jahr vorwärts</text:p>
          </table:table-cell>
          <table:table-cell table:style-name="ce18" office:value-type="string" calcext:value-type="string">
            <text:p>Undokumentiert</text:p>
          </table:table-cell>
          <table:table-cell table:style-name="ce18" office:value-type="float" office:value="-300" calcext:value-type="float">
            <text:p>-300</text:p>
          </table:table-cell>
          <table:table-cell table:style-name="ce18" office:value-type="float" office:value="-200" calcext:value-type="float">
            <text:p>-200</text:p>
          </table:table-cell>
          <table:table-cell table:style-name="ce67" office:value-type="float" office:value="0" calcext:value-type="float">
            <text:p>0</text:p>
          </table:table-cell>
          <table:table-cell office:value-type="float" office:value="130" calcext:value-type="float">
            <text:p>130</text:p>
          </table:table-cell>
          <table:table-cell table:style-name="ce67" office:value-type="float" office:value="131" calcext:value-type="float">
            <text:p>131</text:p>
          </table:table-cell>
          <table:table-cell table:style-name="ce18" office:value-type="float" office:value="175" calcext:value-type="float">
            <text:p>175</text:p>
          </table:table-cell>
          <table:table-cell table:style-name="ce18" office:value-type="float" office:value="190" calcext:value-type="float">
            <text:p>190</text:p>
          </table:table-cell>
          <table:table-cell table:style-name="ce18" office:value-type="float" office:value="198" calcext:value-type="float">
            <text:p>198</text:p>
          </table:table-cell>
          <table:table-cell office:value-type="float" office:value="261" calcext:value-type="float">
            <text:p>261</text:p>
          </table:table-cell>
          <table:table-cell table:style-name="ce67" office:value-type="float" office:value="262" calcext:value-type="float">
            <text:p>262</text:p>
          </table:table-cell>
          <table:table-cell table:style-name="ce18" office:value-type="string" calcext:value-type="string">
            <text:p>ca. ab 1</text:p>
          </table:table-cell>
          <table:table-cell table:style-name="ce18" office:value-type="string" calcext:value-type="string">
            <text:p>ca. 292</text:p>
          </table:table-cell>
          <table:table-cell table:style-name="ce18" office:value-type="float" office:value="304" calcext:value-type="float">
            <text:p>304</text:p>
          </table:table-cell>
          <table:table-cell table:style-name="ce18"/>
          <table:table-cell table:style-name="ce73" office:value-type="float" office:value="392" calcext:value-type="float">
            <text:p>392</text:p>
          </table:table-cell>
          <table:table-cell table:style-name="ce67" office:value-type="float" office:value="393" calcext:value-type="float">
            <text:p>393</text:p>
          </table:table-cell>
          <table:table-cell table:style-name="ce18" office:value-type="float" office:value="398" calcext:value-type="float">
            <text:p>398</text:p>
          </table:table-cell>
          <table:table-cell table:style-name="ce18" office:value-type="float" office:value="403" calcext:value-type="float">
            <text:p>403</text:p>
          </table:table-cell>
          <table:table-cell table:style-name="ce18" office:value-type="float" office:value="406" calcext:value-type="float">
            <text:p>406</text:p>
          </table:table-cell>
          <table:table-cell table:style-name="ce18" office:value-type="float" office:value="432" calcext:value-type="float">
            <text:p>432</text:p>
          </table:table-cell>
          <table:table-cell table:style-name="ce18" office:value-type="float" office:value="461" calcext:value-type="float">
            <text:p>461</text:p>
          </table:table-cell>
          <table:table-cell table:style-name="ce18" office:value-type="float" office:value="503" calcext:value-type="float">
            <text:p>503</text:p>
          </table:table-cell>
          <table:table-cell table:style-name="ce18" office:value-type="float" office:value="519" calcext:value-type="float">
            <text:p>519</text:p>
          </table:table-cell>
          <table:table-cell office:value-type="float" office:value="523" calcext:value-type="float">
            <text:p>523</text:p>
          </table:table-cell>
          <table:table-cell table:style-name="ce67" office:value-type="float" office:value="524" calcext:value-type="float">
            <text:p>524</text:p>
          </table:table-cell>
          <table:table-cell table:style-name="ce18" office:value-type="float" office:value="536" calcext:value-type="float">
            <text:p>536</text:p>
          </table:table-cell>
          <table:table-cell table:style-name="ce18" office:value-type="float" office:value="553" calcext:value-type="float">
            <text:p>553</text:p>
          </table:table-cell>
          <table:table-cell table:style-name="ce18" office:value-type="float" office:value="555" calcext:value-type="float">
            <text:p>555</text:p>
          </table:table-cell>
          <table:table-cell table:style-name="ce18"/>
          <table:table-cell table:style-name="ce66" office:value-type="float" office:value="654" calcext:value-type="float">
            <text:p>654</text:p>
          </table:table-cell>
          <table:table-cell table:style-name="ce67" office:value-type="float" office:value="655" calcext:value-type="float">
            <text:p>655</text:p>
          </table:table-cell>
          <table:table-cell table:style-name="ce74"/>
          <table:table-cell table:style-name="ce18" office:value-type="float" office:value="682" calcext:value-type="float">
            <text:p>682</text:p>
          </table:table-cell>
          <table:table-cell table:style-name="ce18"/>
          <table:table-cell table:style-name="ce18" office:value-type="float" office:value="686" calcext:value-type="float">
            <text:p>686</text:p>
          </table:table-cell>
          <table:table-cell table:style-name="ce18"/>
          <table:table-cell office:value-type="float" office:value="785" calcext:value-type="float">
            <text:p>785</text:p>
          </table:table-cell>
          <table:table-cell table:style-name="ce67" office:value-type="float" office:value="786" calcext:value-type="float">
            <text:p>786</text:p>
          </table:table-cell>
          <table:table-cell table:style-name="ce74"/>
          <table:table-cell table:style-name="ce18" office:value-type="float" office:value="896" calcext:value-type="float">
            <text:p>896</text:p>
          </table:table-cell>
          <table:table-cell office:value-type="float" office:value="916" calcext:value-type="float">
            <text:p>916</text:p>
          </table:table-cell>
          <table:table-cell table:style-name="ce18" office:value-type="float" office:value="917" calcext:value-type="float">
            <text:p>917</text:p>
          </table:table-cell>
          <table:table-cell table:style-name="ce18"/>
          <table:table-cell office:value-type="float" office:value="1047" calcext:value-type="float">
            <text:p>1047</text:p>
          </table:table-cell>
          <table:table-cell table:style-name="ce18" office:value-type="float" office:value="1048" calcext:value-type="float">
            <text:p>1048</text:p>
          </table:table-cell>
          <table:table-cell table:style-name="ce18" office:value-type="float" office:value="1063" calcext:value-type="float">
            <text:p>1063</text:p>
          </table:table-cell>
          <table:table-cell table:style-name="ce18" office:value-type="float" office:value="1108" calcext:value-type="float">
            <text:p>1108</text:p>
          </table:table-cell>
          <table:table-cell table:style-name="ce30" office:value-type="float" office:value="1169" calcext:value-type="float">
            <text:p>1169</text:p>
          </table:table-cell>
          <table:table-cell office:value-type="float" office:value="1178" calcext:value-type="float">
            <text:p>1178</text:p>
          </table:table-cell>
          <table:table-cell table:style-name="ce18" office:value-type="float" office:value="1179" calcext:value-type="float">
            <text:p>1179</text:p>
          </table:table-cell>
          <table:table-cell office:value-type="float" office:value="1309" calcext:value-type="float">
            <text:p>1309</text:p>
          </table:table-cell>
          <table:table-cell table:style-name="ce18" office:value-type="float" office:value="1310" calcext:value-type="float">
            <text:p>1310</text:p>
          </table:table-cell>
          <table:table-cell office:value-type="float" office:value="1440" calcext:value-type="float">
            <text:p>1440</text:p>
          </table:table-cell>
          <table:table-cell table:style-name="ce18" office:value-type="float" office:value="1441" calcext:value-type="float">
            <text:p>1441</text:p>
          </table:table-cell>
          <table:table-cell office:value-type="float" office:value="1571" calcext:value-type="float">
            <text:p>1571</text:p>
          </table:table-cell>
          <table:table-cell table:style-name="ce18" office:value-type="float" office:value="1572" calcext:value-type="float">
            <text:p>1572</text:p>
          </table:table-cell>
          <table:table-cell office:value-type="float" office:value="1702" calcext:value-type="float">
            <text:p>1702</text:p>
          </table:table-cell>
          <table:table-cell table:style-name="ce18" office:value-type="float" office:value="1703" calcext:value-type="float">
            <text:p>1703</text:p>
          </table:table-cell>
          <table:table-cell table:number-columns-repeated="964"/>
        </table:table-row>
        <table:table-row table:style-name="ro12">
          <table:table-cell table:style-name="ce14" office:value-type="string" calcext:value-type="string">
            <text:p>Jahr rückwärts</text:p>
          </table:table-cell>
          <table:table-cell table:style-name="ce14" table:number-columns-repeated="3"/>
          <table:table-cell table:number-columns-repeated="55"/>
          <table:table-cell office:value-type="float" office:value="0" calcext:value-type="float">
            <text:p>0</text:p>
          </table:table-cell>
          <table:table-cell table:number-columns-repeated="964"/>
        </table:table-row>
        <table:table-row table:style-name="ro13">
          <table:table-cell table:style-name="ce15" office:value-type="string" calcext:value-type="string">
            <text:p>Zeitalter</text:p>
          </table:table-cell>
          <table:table-cell table:style-name="ce15" table:number-columns-repeated="3"/>
          <table:table-cell table:style-name="ce69" office:value-type="string" calcext:value-type="string">
            <text:p>Die verheerende Flut</text:p>
          </table:table-cell>
          <table:table-cell table:style-name="ce71" office:value-type="string" calcext:value-type="string">
            <text:p>Das verheerende Zeitalter</text:p>
          </table:table-cell>
          <table:table-cell table:style-name="ce69" office:value-type="string" calcext:value-type="string">
            <text:p>Flut der Alten</text:p>
          </table:table-cell>
          <table:table-cell table:style-name="ce23" office:value-type="float" office:value="44" calcext:value-type="float">
            <text:p>44</text:p>
          </table:table-cell>
          <table:table-cell table:style-name="ce23" office:value-type="float" office:value="59" calcext:value-type="float">
            <text:p>59</text:p>
          </table:table-cell>
          <table:table-cell table:style-name="ce23" office:value-type="float" office:value="68" calcext:value-type="float">
            <text:p>68</text:p>
          </table:table-cell>
          <table:table-cell table:style-name="ce71" office:value-type="string" calcext:value-type="string">
            <text:p>Zeitalter der Alten</text:p>
          </table:table-cell>
          <table:table-cell table:style-name="ce69" office:value-type="string" calcext:value-type="string">
            <text:p>Flut der Wellen</text:p>
          </table:table-cell>
          <table:table-cell table:style-name="ce21"/>
          <table:table-cell table:style-name="ce23" office:value-type="string" calcext:value-type="string">
            <text:p>ca. 30</text:p>
          </table:table-cell>
          <table:table-cell table:style-name="ce23" office:value-type="float" office:value="42" calcext:value-type="float">
            <text:p>42</text:p>
          </table:table-cell>
          <table:table-cell table:style-name="ce23" office:value-type="string" calcext:value-type="string">
            <text:p>ca. 100</text:p>
          </table:table-cell>
          <table:table-cell table:style-name="ce71" office:value-type="string" calcext:value-type="string">
            <text:p>Zeitalter der Wellen</text:p>
          </table:table-cell>
          <table:table-cell table:style-name="ce69" office:value-type="string" calcext:value-type="string">
            <text:p>Flut der Reiter</text:p>
          </table:table-cell>
          <table:table-cell table:style-name="ce21"/>
          <table:table-cell table:style-name="ce23" office:value-type="float" office:value="10" calcext:value-type="float">
            <text:p>10</text:p>
          </table:table-cell>
          <table:table-cell table:style-name="ce23" office:value-type="float" office:value="13" calcext:value-type="float">
            <text:p>13</text:p>
          </table:table-cell>
          <table:table-cell table:style-name="ce23" office:value-type="float" office:value="39" calcext:value-type="float">
            <text:p>39</text:p>
          </table:table-cell>
          <table:table-cell table:style-name="ce23" office:value-type="float" office:value="68" calcext:value-type="float">
            <text:p>68</text:p>
          </table:table-cell>
          <table:table-cell table:style-name="ce23" office:value-type="float" office:value="110" calcext:value-type="float">
            <text:p>110</text:p>
          </table:table-cell>
          <table:table-cell table:style-name="ce23" office:value-type="float" office:value="126" calcext:value-type="float">
            <text:p>126</text:p>
          </table:table-cell>
          <table:table-cell table:style-name="ce71" office:value-type="string" calcext:value-type="string">
            <text:p>Zeitalter der Reiter</text:p>
          </table:table-cell>
          <table:table-cell table:style-name="ce69" office:value-type="string" calcext:value-type="string">
            <text:p>Flut des Segens</text:p>
          </table:table-cell>
          <table:table-cell table:style-name="ce23" office:value-type="float" office:value="12" calcext:value-type="float">
            <text:p>12</text:p>
          </table:table-cell>
          <table:table-cell table:style-name="ce23" office:value-type="float" office:value="29" calcext:value-type="float">
            <text:p>29</text:p>
          </table:table-cell>
          <table:table-cell table:style-name="ce23" office:value-type="float" office:value="31" calcext:value-type="float">
            <text:p>31</text:p>
          </table:table-cell>
          <table:table-cell table:style-name="ce23" office:value-type="float" office:value="56" calcext:value-type="float">
            <text:p>56</text:p>
          </table:table-cell>
          <table:table-cell table:style-name="ce71" office:value-type="string" calcext:value-type="string">
            <text:p>Zeitalter des Segens</text:p>
          </table:table-cell>
          <table:table-cell table:style-name="ce69" office:value-type="string" calcext:value-type="string">
            <text:p>Flut der Erde</text:p>
          </table:table-cell>
          <table:table-cell table:style-name="ce23" office:value-type="float" office:value="22" calcext:value-type="float">
            <text:p>22</text:p>
          </table:table-cell>
          <table:table-cell table:style-name="ce23" office:value-type="float" office:value="27" calcext:value-type="float">
            <text:p>27</text:p>
          </table:table-cell>
          <table:table-cell table:style-name="ce23" office:value-type="float" office:value="28" calcext:value-type="float">
            <text:p>28</text:p>
          </table:table-cell>
          <table:table-cell table:style-name="ce23" office:value-type="float" office:value="31" calcext:value-type="float">
            <text:p>31</text:p>
          </table:table-cell>
          <table:table-cell table:style-name="ce23" office:value-type="float" office:value="97" calcext:value-type="float">
            <text:p>97</text:p>
          </table:table-cell>
          <table:table-cell table:style-name="ce71" office:value-type="string" calcext:value-type="string">
            <text:p>Zeitalter der Erde</text:p>
          </table:table-cell>
          <table:table-cell table:style-name="ce69" office:value-type="string" calcext:value-type="string">
            <text:p>Flut der Ernte</text:p>
          </table:table-cell>
          <table:table-cell table:style-name="ce23" office:value-type="float" office:value="8" calcext:value-type="float">
            <text:p>8</text:p>
          </table:table-cell>
          <table:table-cell table:style-name="ce23" office:value-type="float" office:value="110" calcext:value-type="float">
            <text:p>110</text:p>
          </table:table-cell>
          <table:table-cell table:style-name="ce22" office:value-type="string" calcext:value-type="string">
            <text:p>Zeitalter der Ernte</text:p>
          </table:table-cell>
          <table:table-cell table:style-name="ce21" office:value-type="string" calcext:value-type="string">
            <text:p>Flut der Ströme</text:p>
          </table:table-cell>
          <table:table-cell table:style-name="ce23" office:value-type="string" calcext:value-type="string">
            <text:p>Ca 80</text:p>
          </table:table-cell>
          <table:table-cell table:style-name="ce22" office:value-type="string" calcext:value-type="string">
            <text:p>Zeitalter der Ströme</text:p>
          </table:table-cell>
          <table:table-cell table:style-name="ce21" office:value-type="string" calcext:value-type="string">
            <text:p>Flut der See</text:p>
          </table:table-cell>
          <table:table-cell table:style-name="ce23" office:value-type="float" office:value="15" calcext:value-type="float">
            <text:p>15</text:p>
          </table:table-cell>
          <table:table-cell table:style-name="ce23" office:value-type="float" office:value="60" calcext:value-type="float">
            <text:p>60</text:p>
          </table:table-cell>
          <table:table-cell table:style-name="ce32" office:value-type="float" office:value="121" calcext:value-type="float">
            <text:p>121</text:p>
          </table:table-cell>
          <table:table-cell table:style-name="ce22" office:value-type="string" calcext:value-type="string">
            <text:p>Zeitalter der See</text:p>
          </table:table-cell>
          <table:table-cell table:style-name="ce21" office:value-type="string" calcext:value-type="string">
            <text:p>Flut des Windes</text:p>
          </table:table-cell>
          <table:table-cell table:style-name="ce22" office:value-type="string" calcext:value-type="string">
            <text:p>Zeitalter des Windes</text:p>
          </table:table-cell>
          <table:table-cell table:style-name="ce21" office:value-type="string" calcext:value-type="string">
            <text:p>Flut des Sturmes</text:p>
          </table:table-cell>
          <table:table-cell table:style-name="ce22" office:value-type="string" calcext:value-type="string">
            <text:p>Zeitalter des Sturmes</text:p>
          </table:table-cell>
          <table:table-cell table:style-name="ce21" office:value-type="string" calcext:value-type="string">
            <text:p>Flut der Sonne</text:p>
          </table:table-cell>
          <table:table-cell table:style-name="ce22" office:value-type="string" calcext:value-type="string">
            <text:p>Zeitalter der Sonne</text:p>
          </table:table-cell>
          <table:table-cell table:style-name="ce21" office:value-type="string" calcext:value-type="string">
            <text:p>Flut des Lichts</text:p>
          </table:table-cell>
          <table:table-cell table:style-name="ce22" office:value-type="string" calcext:value-type="string">
            <text:p>Zeitalter des Lichts</text:p>
          </table:table-cell>
          <table:table-cell table:style-name="ce21" office:value-type="string" calcext:value-type="string">
            <text:p>Flut des Mondes</text:p>
          </table:table-cell>
          <table:table-cell table:style-name="ce22" table:number-columns-repeated="964"/>
        </table:table-row>
        <table:table-row table:style-name="ro14">
          <table:table-cell table:style-name="ce14" office:value-type="string" calcext:value-type="string">
            <text:p>Altes Volk</text:p>
          </table:table-cell>
          <table:table-cell table:style-name="ce19" office:value-type="string" calcext:value-type="string">
            <text:p>Schrift und höhere Mathematik entwickelt, beherrscht Hydraulik und Hohlspiegel zur Kommunikation. Hoch entwickelte Baukunst mit Kränen und ausgefeilter Statik und Dynamik</text:p>
          </table:table-cell>
          <table:table-cell table:number-columns-repeated="3"/>
          <table:table-cell table:style-name="ce72"/>
          <table:table-cell/>
          <table:table-cell office:value-type="string" calcext:value-type="string">
            <text:p>Der Einmarsch der Rehu löst nicht nur eine akute Hungersnot in den Mienengebieten am Frauenpass aus, sondern stört die gesamte Versorgungsstruktur, weil Saatgut zum Verzehr herangezogen werden muss woraufhin Saatgut aus anderen Regionen eingekauft werden muss, das jedoch auf dem Eisenhaltigen Boden nicht so gut gedeiht und weitere Missernten auslöst.</text:p>
          </table:table-cell>
          <table:table-cell table:number-columns-repeated="1016"/>
        </table:table-row>
        <table:table-row table:style-name="ro15">
          <table:table-cell table:style-name="ce14" office:value-type="string" calcext:value-type="string">
            <text:p>Geografischerelevanz</text:p>
          </table:table-cell>
          <table:table-cell table:style-name="ce19"/>
          <table:table-cell table:number-columns-repeated="2"/>
          <table:table-cell office:value-type="string" calcext:value-type="string">
            <text:p>Die erste dokumentierte Flut der Geschichtsschreibung, die soll verheerend gewesen sein und löste den Konflikt zwischen den Vahani und dem alten Volk aus.</text:p>
          </table:table-cell>
          <table:table-cell/>
          <table:table-cell office:value-type="string" calcext:value-type="string">
            <text:p>Über diese Flut liegen keine Berichte vor. Sie wurde errechnet und nach den Alten Völkern benannt.</text:p>
          </table:table-cell>
          <table:table-cell table:number-columns-repeated="4"/>
          <table:table-cell office:value-type="string" calcext:value-type="string">
            <text:p>– Der Tilaal bricht bei der Stadt Ikarion ab und stürzt in die Fluten des Meeres. Die Nordostpassage wird dadurch abgebrochen.</text:p>
            <text:p>– Zunamiartige Wellen verursachen enorme Schäden in den Tieflagen</text:p>
            <text:p>Im Westen reißen die Fluten den Gletscher in die Kraysee und öffnen so die Passage nach Fernwest.</text:p>
            <text:p>In Fernwest wird das Wassersystem verändert und die Flüsse im Tiefland beginnen magisch zu versalzen.</text:p>
          </table:table-cell>
          <table:table-cell table:style-name="ce25"/>
          <table:table-cell table:number-columns-repeated="4"/>
          <table:table-cell office:value-type="string" calcext:value-type="string">
            <text:p>Nachträglich nach den im Folgenden Zeitalter einfallenden Holmer und Treborger benannt.</text:p>
          </table:table-cell>
          <table:table-cell table:number-columns-repeated="8"/>
          <table:table-cell office:value-type="string" calcext:value-type="string">
            <text:p>Ein Vorangegangener Kälteeinbruch schließt die Passage nach Westen und bindet allgemein viel Wasser in Gletschern und Eiskappen. Vulkanische Aktivität lässt die Iwaren im fernen Süden untergehen und zieht damit weiter Wassermengen ab. Die Flut ist unbeschreiblich niedrig und erreicht kaum die Hochpässe. Das Moor bleibt trocken.</text:p>
          </table:table-cell>
          <table:table-cell table:number-columns-repeated="4"/>
          <table:table-cell office:value-type="string" calcext:value-type="string">
            <text:p>– Stabile Aufschwungphase mit zahlreichen Erfindungen</text:p>
          </table:table-cell>
          <table:table-cell office:value-type="string" calcext:value-type="string">
            <text:p>– Benannt wegen der Entdeckung Fernsüds, als der fernen Erde</text:p>
          </table:table-cell>
          <table:table-cell table:number-columns-repeated="16"/>
          <table:table-cell office:value-type="string" calcext:value-type="string">
            <text:p>Krieg der Neuen Reiche beginnt</text:p>
          </table:table-cell>
          <table:table-cell table:number-columns-repeated="974"/>
        </table:table-row>
        <table:table-row table:style-name="ro16">
          <table:table-cell office:value-type="string" calcext:value-type="string">
            <text:p>Politische Ereignisse</text:p>
          </table:table-cell>
          <table:table-cell/>
          <table:table-cell office:value-type="string" calcext:value-type="string">
            <text:p>– Erste Landung der Vahani in der Maikuth-Bucht, Gründung des ersten Hafens, bald darauf Ausweitung zum niederen Katarakt und erste Gründung auf dem Hochpass (Maskali)</text:p>
          </table:table-cell>
          <table:table-cell office:value-type="string" calcext:value-type="string">
            <text:p>– Ausbreitung der Vahani nach Osten über den Dshanetsha- und den Nayadesh-Pass bis zum hohen Katarakt. </text:p>
            <text:p/>
            <text:p>– Vahani treffen am hohen Katarakt auf die Handelsroute der alten Eleazar und gründen an ihrem Warenumschlagplatz die Stadt Teela um Handelsbeziehungen aufzunehmen.</text:p>
            <text:p/>
            <text:p>– Das alte Volk nimmt Handelsbeziehungen mit den Vahani über den Raid auf.</text:p>
          </table:table-cell>
          <table:table-cell office:value-type="string" calcext:value-type="string">
            <text:p>– Die Bewohner der Moorebene vor allem aber die Einwohner des Ostwaldes fliehen vor der Flut auf den Hochpass. Dabei übernehmen sie Anbaugebiete des Alten Volkes gewaltsam, übernehmen Siedlungen und gehen militärisch gegen das alte Volk vor.</text:p>
          </table:table-cell>
          <table:table-cell office:value-type="string" calcext:value-type="string">
            <text:p>– Die Vahani vertreiben das alte Volk endgültig vom Hochpass und nehmen das Treborg-Platou ein. </text:p>
            <text:p/>
            <text:p>– Die Handelsbeziehungen der Vahani mit dem alten Volk brechen ab und es entstehen verhärtete Fronten im Osten und Westen.</text:p>
            <text:p/>
            <text:p>– Das alte Volk hat keine Infrastruktur um sich mit Truppen gegen die einfallenden Vahani zu wehren. Sie können nur Warnungen weitergeben und sich zurückziehen. Sie bauen Wälle gegen den Feind, die sie mit geringer Mannstärke verteidigen können. </text:p>
          </table:table-cell>
          <table:table-cell/>
          <table:table-cell office:value-type="string" calcext:value-type="string">
            <text:p>– Die Rehu wandern von Osten über den Frauenpass ein. Der erste Tross umfasste ca. 15.000 Menschen, hauptsächlich Frauen und Kinder</text:p>
            <text:p/>
            <text:p>– Die Einwanderung der Rehu entzieht dem Alten Volk Ressourcen, lösst eine Hungersnot am Frauenpass aus und stört die gesamte Versorgungsstruktur, z.B. dadurch, dass auch Saatgut verzehrt wird. Dadurch muss Fremdes Saatgut eingekauft werden, das auf dem Eisenhaltigen Boden des Frauenpasses nicht gedeiht und zu weiteren Missernten führt.</text:p>
            <text:p/>
            <text:p>– die Schwächung des alten Volkes erlaubt es den Vahani sich nach Westen in den Westwald, auf das Treborgplateau und den oberen Dubnobjeg und den unteren Longrid auszuweiten.</text:p>
            <text:p/>
            <text:p>– Die Stadt Nemeton wird in der Wüste von den Rehu gegründet</text:p>
            <text:p/>
            <text:p>– Siedlungsgründungen entlang des Bruchwegs, aufgrund des steigenden Bedarfs Gattlands an Handelsgütern.</text:p>
          </table:table-cell>
          <table:table-cell office:value-type="string" calcext:value-type="string">
            <text:p>– Die Stadt Nemeton hatte keine Natürlichen Ressourcen, alle Aspekte der Stadt waren Magiebasiert. Das überforderte bald die Leistungsfähigkeit der Magierinnen und die zu dieser Zeit förderbaren Salzvorkommen der Wüste. Der Dreierrat muss die Stadt daher aufgeben, vorgeschoben wird aufkommende Sünde und Ungunst der Dreifachen. Dies löst eine enorme Missionierungswelle aus.</text:p>
            <text:p/>
            <text:p>– Die Rehu ziehen aus der Wüste in die anliegenden Städte des alten Volks und vermischen sich mit diesem.</text:p>
            <text:p/>
            <text:p>– Die Stadt Ly-Tera wird zu Litanas der Hauptstadt der Rehu</text:p>
          </table:table-cell>
          <table:table-cell office:value-type="string" calcext:value-type="string">
            <text:p>– Die Funktion des Dreierrates wird ausgeweitet. Die Rehu führen ihr wirtschaftliches Verteilungssystem, das sie während ihrer Flucht etabliert haben, als Staatsform ein. Jedes erwirtschaftete Produkt wird in einen Tempel gebracht und von dort aus durch die Priesterinnen an die Menschen verteilt. So bilden Religion, Politik und Wirtschaft eine Einheit.</text:p>
          </table:table-cell>
          <table:table-cell/>
          <table:table-cell office:value-type="string" calcext:value-type="string">
            <text:p>– Die Flut der Wellen gibt der Verbreitung des Glaubens an die Dreifache Vorschub. Da die südlichen Gebiete nicht ganz so schlimm in Mitleidenschaft gezogen wurden wie der Norden.</text:p>
          </table:table-cell>
          <table:table-cell table:style-name="ce25" office:value-type="string" calcext:value-type="string">
            <text:p>– Der Glaube an die Dreifache verbreitet sich unter den Vahani, das politische und wirtschaftliche System wird jedoch abgelehnt</text:p>
            <text:p/>
            <text:p>– Das Alte Volk fügt sich dem Dreierrat, da es keine Gegenregierung hat.</text:p>
            <text:p/>
            <text:p>– Das Territorium der Rehu breitet sich auf den Großteil der Wüste, den Breitenkamm und den Frauenpass aus. </text:p>
            <text:p/>
            <text:p>– Auf dem Rosspass wird der Glaube abgelehnt, das alte Volk leistet wiederstand und entwikelt militärische Strukturen.</text:p>
            <text:p/>
            <text:p>– Die Eleazar werden von ihren Heimatgebieten im Norden abgeschnitten und gründen eine auf Gilden basierte Verwaltungseinheit in Gattland</text:p>
          </table:table-cell>
          <table:table-cell office:value-type="string" calcext:value-type="string">
            <text:p>– Beginn der Überfälle auf Vahani und das Alte Volk durch Reiterhorden aus dem Westen. </text:p>
          </table:table-cell>
          <table:table-cell office:value-type="string" calcext:value-type="string">
            <text:p>– Aspaan Vater der Angebad vereint die Clans auf dem Longrid und Kahan und militarisiert sie gegen die Reiterüberfälle. </text:p>
            <text:p/>
            <text:p>– Gründung Kilaavandis (später Kildeborn), der Festung an der Grenze zwischen Kahan und Longrid durch die Vahani</text:p>
          </table:table-cell>
          <table:table-cell office:value-type="string" calcext:value-type="string">
            <text:p>– Entvölkerung auf dem Kahan, steigende Militarisierung auf dem unteren Longrid</text:p>
            <text:p/>
            <text:p>– Durch den steigenden Widerstand der Vahani, können die Tiefländer aus Fernwest die Siedlungen nicht mehr aus der Bewegung einnehmen und gründen Stützpunkte auf dem Longrid, die schnell zu Dörfern anwachsen.</text:p>
          </table:table-cell>
          <table:table-cell table:number-columns-repeated="2"/>
          <table:table-cell office:value-type="string" calcext:value-type="string">
            <text:p>– Von den Eleazar initiiert beginnen die Rehu mit Bergbau auf dem Frauenpass. </text:p>
            <text:p/>
            <text:p>– Auf den von der Flut noch angeschwollenen Flüssen der Sümpfe transportiert die unter ELEAZARNAMEN1 neu gegründete Gilde des Bergbaus Baumaterial aus dem Sumpf und vom Tilaal zum Frauenpass um im Territorium der Rehu Bergwerke ins verlorene Gebirge zu treiben.</text:p>
          </table:table-cell>
          <table:table-cell office:value-type="string" calcext:value-type="string">
            <text:p>– Einmarsch der Treborga aus dem Westen</text:p>
            <text:p/>
            <text:p>– Verheerende Verluste durch die schwere Reiterei der Treborga, die vom Longrid kommend das Treborgplateau einnehmen. </text:p>
            <text:p/>
            <text:p>– Die Vahani werden vom gesamten Plateau vertrieben. Wenige ziehen auf den Hochpass, die meisten Flüchtlinge werden aber zum Longrid getrieben, zum Teil von den eigenen Leuten, die die Ressourcen des kargen Hochpasses nicht noch weiter teilen wollen.</text:p>
            <text:p/>
            <text:p>– Die Priesterinnen aus Rehu übernehmen Flüchtlingshilfe auf den Gebieten Vahanis. Sie organisieren die Verteilung von Lebensmitteln und bringen magische Heilung. Dadurch verbreiten sie den Glauben an die Dreifache unter den vertriebenen Stämmen der Vahani.</text:p>
          </table:table-cell>
          <table:table-cell office:value-type="string" calcext:value-type="string">
            <text:p>– Gründung des Staates Treborg im Aiskalandkessel</text:p>
            <text:p/>
            <text:p>– Gründung der Stadt Aiskaland</text:p>
            <text:p/>
            <text:p>– Die vom Treborgplateau vertriebenen Clans verstärken den Aufstand gegen die Reiterhorden und ermöglichen einen ruhmreichen Sieg für den unteren Longrid unter der Führung von VAHANINAME2</text:p>
          </table:table-cell>
          <table:table-cell office:value-type="string" calcext:value-type="string">
            <text:p>– Durch die verhärtete Grenze zu Treborg auf dem Hochpass bildet sich eine Ratsregierung der Vahani. Sie vertritt alle Clans des Hochpasses und hat Vertreter von Gruppierungen aus dem Moor.</text:p>
            <text:p/>
            <text:p>– Die Missionierungen durch die Rehu in den nördlichen Lagen werden weiter verstärkt. Es bildet sich eine vielstufige Hierarchie der Priesterschaft. Das Verteilungssystem wird immer Komplexer.</text:p>
          </table:table-cell>
          <table:table-cell office:value-type="string" calcext:value-type="string">
            <text:p>– Der Hochpass und der Nayadesh werden vollständig zum Glauben der Dreifachen missioniert. Dadurch kommt es zu Territorialstreitigkeiten zwischen den Rehu und Vahani.</text:p>
            <text:p/>
            <text:p>– Die Ratsregierung der Vahani ist Rehu militärisch überlegen bekommt aber wiederstand aus eigenen Reihen so dass es zu einer politischen Gründung des Staates Vahani kommt. </text:p>
            <text:p/>
            <text:p>– Die Grenzen zwischen Vahani und Rehu werden Vertraglich definiert.</text:p>
            <text:p/>
            <text:p>– Die Trennung zwischen Kirche und Staat wird zum ersten mal schriftlich niesergelegt, die BUHLE_NAME sagt aus: Dass Vahani den Glauben an die Dreifache annehmen können, ohne sich dem Staat Rehu und der Politischen Gewalt des Dreierrates zu fügen.</text:p>
            <text:p/>
            <text:p>– BUHLE_NAME löst einen Innerpolitischen Diskurs unter den Rehu aus, die Gründung Nefers beginnt.</text:p>
          </table:table-cell>
          <table:table-cell office:value-type="string" calcext:value-type="string">
            <text:p>– Gründung Nefers auf dem Rosspass</text:p>
            <text:p><text:span text:style-name="T1">– Es kommt zur Kirchenreform unter den Rehu, bei der sich die Reformer vom Dreierrat und der Politik Litanas trennen und auf dem Rosspass Nefer gründen. Der Kernpunkt der Reformation betraf die Trennung von Politik und Kirche von der Magie. Den Thesen zufolge ist die magische Begabung keine Segnung der Dreifachen und berechtigt weder für kirchliche noch politische Ämter. </text:span></text:p>
            <text:p/>
          </table:table-cell>
          <table:table-cell office:value-type="string" calcext:value-type="string">
            <text:p>– Auf dem Frauenpass entsteht aus einem Berbauzusammenschluss die Hanse</text:p>
          </table:table-cell>
          <table:table-cell table:number-columns-repeated="2"/>
          <table:table-cell office:value-type="string" calcext:value-type="string">
            <text:p>– Die Rehu beginnen mit Missionierungen in Treborg</text:p>
            <text:p/>
          </table:table-cell>
          <table:table-cell office:value-type="string" calcext:value-type="string">
            <text:p>– Die Reiterstämme können nicht zurück nach Westen und erklären Holm zu ihrem Teritorium. (Dieses Jahr wird als Gründung Holm beschrieben.)</text:p>
            <text:p/>
            <text:p>– Durch die dauerhafte besiedelung Holms verliert Vahani endgültig die Hochlagen im Westen. Die Grenze liegt bei den Wasserquellen des Ahan und ist zwar durch einen Vertrag bestätigt, hauptsächlich wird sie aber militärisch durch umfassende Befestigungsanlagen gesichert.</text:p>
            <text:p/>
            <text:p>– Es kommt immer wieder zu Überfällen und Übergriffen an den Westgrenzen.</text:p>
          </table:table-cell>
          <table:table-cell office:value-type="string" calcext:value-type="string">
            <text:p>– Anlandung der Iwaren in der Mangrovensenke</text:p>
          </table:table-cell>
          <table:table-cell office:value-type="string" calcext:value-type="string">
            <text:p>– Große Hexenverfolgung als Reaktion auf die Missionierung in Treborg</text:p>
          </table:table-cell>
          <table:table-cell table:number-columns-repeated="2"/>
          <table:table-cell office:value-type="string" calcext:value-type="string">
            <text:p>– Landung von drei Forschungsschiffen aus Cornelle in der Mangrowensenke.</text:p>
          </table:table-cell>
          <table:table-cell office:value-type="string" calcext:value-type="string">
            <text:p>– Torge Mortensson, Beiname "Langspeer", erklärt sich zum „Gakhan“ (Herrscher) der Holmer und schließt Friedensverträge mit den umliegenden Völkern.</text:p>
          </table:table-cell>
          <table:table-cell office:value-type="string" calcext:value-type="string">
            <text:p>– Einrichtung einer ersten Handelsroute zwischen Gattland und Cornelle</text:p>
          </table:table-cell>
          <table:table-cell office:value-type="string" calcext:value-type="string">
            <text:p>– Zu den Verhandlungen mit Torge Mortensson tritt zum ersten Mal ein Rat der Vahani zusammen, in dem alle Gebiete vertreten sind. </text:p>
            <text:p/>
            <text:p>– Der Erste Rat der Vahani umfasst 27 Hauptmänner. Die Hauptmänner wurden von den Vertrauensmännern gewählt, die wiederum von den Clanältesten der einzelnen Clans gewählt wurden.</text:p>
          </table:table-cell>
          <table:table-cell office:value-type="string" calcext:value-type="string">
            <text:p>– Die Cornellier gründen Handlessiedlungen an der Südküste gattlands, östlich vom „Knie“ des Breitenkamms.</text:p>
          </table:table-cell>
          <table:table-cell table:number-columns-repeated="2"/>
          <table:table-cell office:value-type="string" calcext:value-type="string">
            <text:p>– Nach der wieder einrichtung der Handelsrouten nach der Flut übergibt die Hanse Gebiete entlang der verlorenen Berge an die Cornellier.</text:p>
            <text:p>– Das alte Volk wird endgültig ins Gebirge verdrängt</text:p>
            <text:p>– Man spricht zum ersten mal von Cornelle als dem Gebiet süd-östlich des Breitenkamms, der Staat in Fernost wird ab nun als Alt Cornelle bezeichnet. </text:p>
            <text:p>– Es beginnt eine Einwanderungswelle von Farmern und Siedlern die das Fruchtbare Land im Süden bewirtschaften. </text:p>
          </table:table-cell>
          <table:table-cell office:value-type="string" calcext:value-type="string">
            <text:p>– Unter dem immer stärker werdendem Einfluss der Hanse vermischen sich die Clans unter der Führung der Vertrauensmänner zu Häusern. Es entsteht der Fürstentitel Bahadur (Held), der zuerst über Vorschlag, später über Erbfolge weitergegeben wird.</text:p>
          </table:table-cell>
          <table:table-cell table:number-columns-repeated="2"/>
          <table:table-cell office:value-type="string" calcext:value-type="string">
            <text:p>Die Hanse breitet sich auf dem Nayadesh und Dshanetsha aus. Die Handelssprache wird relevant. Durch die Erfindung magiebetriebener Hebewerke werden die Grasflächen der Nördlichen Steilküste als Weideland relevant. Immer mehr Vahani ziehen daher nach Nord-Osten.</text:p>
            <text:p>Mit VAHANINAME3 Der alle Bahadur Ost-Vahanis in Lehnseid nimmt tritt der erste Raa auf, ein König Vahanis.</text:p>
          </table:table-cell>
          <table:table-cell table:number-columns-repeated="2"/>
          <table:table-cell office:value-type="string" calcext:value-type="string">
            <text:p>VAHANINAME4 erhebt sich über Raa1 bis Raa6 und erklärt sich mit Militärgewalt zum Maanraa (Großkönig). Er gründet damit die erste, langanhaltende Einheitliche Monarchie in Vahani.</text:p>
          </table:table-cell>
          <table:table-cell office:value-type="string" calcext:value-type="string">
            <text:p>Eleazar fordert Pachtgelder für die Weiden an der nördlichen Steilküste. Vahani lehnt solche Zahlungen ab, erklärt das Land zum Staatsgebiet der Vahani und lässt Militärische Einheiten zur Wahrung der Grenze einmarschieren. Eleazar zieht daraufhin die Diplomaten aus Vahani ab und unterbricht die Handelsbeziehungen.</text:p>
          </table:table-cell>
          <table:table-cell office:value-type="string" calcext:value-type="string">
            <text:p>Um ihre Hebewerke an der Närdlichen Flanke des Nayadesh zu verbessern und noch vor der Flut neue zu bauen, erobert Vahani unter Maanraa VAHANINAME5 die Magieruniversität Weißenegg und löst damit den Krieg der 9 Reiche aus.</text:p>
          </table:table-cell>
          <table:table-cell table:number-columns-repeated="974"/>
        </table:table-row>
        <table:table-row table:style-name="ro17">
          <table:table-cell office:value-type="string" calcext:value-type="string">
            <text:p>Rehu</text:p>
          </table:table-cell>
          <table:table-cell table:number-columns-repeated="6"/>
          <table:table-cell table:style-name="ce24"/>
          <table:table-cell table:style-name="Default" table:number-columns-repeated="2"/>
          <table:table-cell/>
          <table:table-cell table:style-name="Default"/>
          <table:table-cell table:number-columns-repeated="6"/>
          <table:table-cell table:style-name="Default"/>
          <table:table-cell table:number-columns-repeated="2"/>
          <table:table-cell table:style-name="Default"/>
          <table:table-cell/>
          <table:table-cell table:style-name="Default" table:number-columns-repeated="2"/>
          <table:table-cell table:number-columns-repeated="24"/>
          <table:table-cell table:style-name="ce33" office:value-type="string" calcext:value-type="string">
            <text:p>Rehu und Aleese handeln einen Unterstützungsvertrag mit Treborg aus und greifen Vahani auf dem Hochpass über die Hügel Treborgs an. Von dem Manöver überrascht muss Vahani den Hochpass räumen und kann die Truppen erst kurz vor der Seenplatte aufhalten.</text:p>
          </table:table-cell>
          <table:table-cell table:number-columns-repeated="974"/>
        </table:table-row>
        <table:table-row table:style-name="ro12">
          <table:table-cell office:value-type="string" calcext:value-type="string">
            <text:p>Nefer</text:p>
          </table:table-cell>
          <table:table-cell table:number-columns-repeated="21"/>
          <table:table-cell table:style-name="Default" table:number-columns-repeated="3"/>
          <table:table-cell table:number-columns-repeated="999"/>
        </table:table-row>
        <table:table-row table:style-name="ro18">
          <table:table-cell office:value-type="string" calcext:value-type="string">
            <text:p>Eleazar</text:p>
          </table:table-cell>
          <table:table-cell table:number-columns-repeated="6"/>
          <table:table-cell table:style-name="Default"/>
          <table:table-cell table:number-columns-repeated="3"/>
          <table:table-cell table:style-name="Default"/>
          <table:table-cell table:number-columns-repeated="6"/>
          <table:table-cell table:style-name="Default"/>
          <table:table-cell table:number-columns-repeated="30"/>
          <table:table-cell office:value-type="string" calcext:value-type="string">
            <text:p>Eine Armee mit magischer Unterstützung vertreibt die Eleazar von der nördlichen Steilküste.</text:p>
          </table:table-cell>
          <table:table-cell table:number-columns-repeated="974"/>
        </table:table-row>
        <table:table-row table:style-name="ro19">
          <table:table-cell office:value-type="string" calcext:value-type="string">
            <text:p>Holm</text:p>
          </table:table-cell>
          <table:table-cell table:number-columns-repeated="14"/>
          <table:table-cell table:style-name="Default"/>
          <table:table-cell table:number-columns-repeated="12"/>
          <table:table-cell table:style-name="Default" table:number-columns-repeated="3"/>
          <table:table-cell table:number-columns-repeated="3"/>
          <table:table-cell table:style-name="Default" table:number-columns-repeated="2"/>
          <table:table-cell table:number-columns-repeated="13"/>
          <table:table-cell office:value-type="string" calcext:value-type="string">
            <text:p>Von der drohenden Flut getrieben rückt Vahani über den Kahan gegen Holm vor. Ohne Salzvorkommen können die Schamanen Holms den Konstrukten der Vahani-Magier nichts entgegensetzen, daher schließt sich Holm dem Rehu/Aleese-Pakt an und rückt im Süden gegen Iwari vor, um so einen Handelspass in die Wüste zu gewinnen.</text:p>
          </table:table-cell>
          <table:table-cell table:number-columns-repeated="974"/>
        </table:table-row>
        <table:table-row table:style-name="ro13">
          <table:table-cell office:value-type="string" calcext:value-type="string">
            <text:p>Treborger</text:p>
          </table:table-cell>
          <table:table-cell table:number-columns-repeated="18"/>
          <table:table-cell table:style-name="Default" table:number-columns-repeated="2"/>
          <table:table-cell table:number-columns-repeated="28"/>
          <table:table-cell office:value-type="string" calcext:value-type="string">
            <text:p>Lässt einen Durchmarsch der Rehu und Aleese zu, hält sich aber vorerst Neutral.</text:p>
          </table:table-cell>
          <table:table-cell table:number-columns-repeated="974"/>
        </table:table-row>
        <table:table-row table:style-name="ro12">
          <table:table-cell office:value-type="string" calcext:value-type="string">
            <text:p>Iwari</text:p>
          </table:table-cell>
          <table:table-cell table:number-columns-repeated="1023"/>
        </table:table-row>
        <table:table-row table:style-name="ro20">
          <table:table-cell office:value-type="string" calcext:value-type="string">
            <text:p>Cornelle</text:p>
          </table:table-cell>
          <table:table-cell table:number-columns-repeated="48"/>
          <table:table-cell office:value-type="string" calcext:value-type="string">
            <text:p>Cornelle bereitet die Unabhängigkeit von den Heimatgebieten in Fernsüd vor und nutzt den Konflikt mit Vahani aus um den Breitenkam zu übernehmen und sich so Hochlagen für die aufkommende Flut zu sichern.</text:p>
          </table:table-cell>
          <table:table-cell table:number-columns-repeated="974"/>
        </table:table-row>
        <table:table-row table:style-name="ro17">
          <table:table-cell office:value-type="string" calcext:value-type="string">
            <text:p>Aleese</text:p>
          </table:table-cell>
          <table:table-cell table:number-columns-repeated="48"/>
          <table:table-cell office:value-type="string" calcext:value-type="string">
            <text:p>Rehu und Aleese handeln einen Unterstützungsvertrag mit Treborg aus und greifen Vahani auf dem Hochpass über die Hügel Treborgs an. Von dem Manöver überrascht muss Vahani den Hochpass räumen und kann die Truppen erst kurz vor der Seenplatte aufhalten.</text:p>
          </table:table-cell>
          <table:table-cell table:number-columns-repeated="974"/>
        </table:table-row>
        <table:table-row table:style-name="ro10">
          <table:table-cell table:number-columns-repeated="1024"/>
        </table:table-row>
        <table:table-row table:style-name="ro21">
          <table:table-cell table:style-name="ce14" office:value-type="string" calcext:value-type="string">
            <text:p>Relevante Städte</text:p>
          </table:table-cell>
          <table:table-cell table:style-name="ce20" office:value-type="string" calcext:value-type="string">
            <text:p>Ka Desà (Kedesh), <text:s/>Ly-Tenà (Litānas), Ta-Sàna (Tschantas), Fêssa (Fessali), Abara-Ra (EINFÜGEN), [Ge-Ta-Sà (Untergegangen, Nähe Aiskaland), Abero-Tenà, Abero-Ara, Abero-Ges (Mienenstädte an den verlorenen Bergen, Untergegangen)]</text:p>
          </table:table-cell>
          <table:table-cell office:value-type="string" calcext:value-type="string">
            <text:p>Maikuth (V), Maskali (V)</text:p>
          </table:table-cell>
          <table:table-cell office:value-type="string" calcext:value-type="string">
            <text:p>Teela (V)</text:p>
          </table:table-cell>
          <table:table-cell table:number-columns-repeated="3"/>
          <table:table-cell office:value-type="string" calcext:value-type="string">
            <text:p>Nemeton</text:p>
          </table:table-cell>
          <table:table-cell table:style-name="Default"/>
          <table:table-cell table:number-columns-repeated="5"/>
          <table:table-cell office:value-type="string" calcext:value-type="string">
            <text:p>Kildeborn (Kilaavandis, V)</text:p>
          </table:table-cell>
          <table:table-cell table:number-columns-repeated="5"/>
          <table:table-cell office:value-type="string" calcext:value-type="string">
            <text:p>Aiskaland (T)</text:p>
          </table:table-cell>
          <table:table-cell table:number-columns-repeated="1003"/>
        </table:table-row>
        <table:table-row table:style-name="ro3">
          <table:table-cell table:style-name="ce14" office:value-type="string" calcext:value-type="string">
            <text:p>Bedeutende Erfindungen</text:p>
          </table:table-cell>
          <table:table-cell table:style-name="ce20"/>
          <table:table-cell table:number-columns-repeated="42"/>
          <table:table-cell table:style-name="ce29" office:value-type="string" calcext:value-type="string">
            <text:p>Magiebetriebene Hebewerke!</text:p>
          </table:table-cell>
          <table:table-cell table:number-columns-repeated="979"/>
        </table:table-row>
        <table:table-row table:style-name="ro3">
          <table:table-cell table:style-name="ce17" office:value-type="string" calcext:value-type="string">
            <text:p>Hanse</text:p>
          </table:table-cell>
          <table:table-cell table:style-name="ce20"/>
          <table:table-cell table:number-columns-repeated="1022"/>
        </table:table-row>
        <table:table-row table:style-name="ro22">
          <table:table-cell office:value-type="string" calcext:value-type="string">
            <text:p>Religiöse Entwicklung</text:p>
          </table:table-cell>
          <table:table-cell table:number-columns-repeated="18"/>
          <table:table-cell table:style-name="Default"/>
          <table:table-cell table:number-columns-repeated="2"/>
          <table:table-cell office:value-type="string" calcext:value-type="string">
            <text:p>Mit der Reformation beginnt die Gründung der neuen Kirche. Die Doktrin der Neuen Kirche lautet, dass die Bevorzugung der Magie, die nur einer der Verkörperungen der Dreifachen entspricht, das göttliche Gleichgewicht stört und damit Blasfemie ist. Die dreifache kann nämlich nur in ihrer Gänze angebetet werden und agieren.</text:p>
          </table:table-cell>
          <table:table-cell table:number-columns-repeated="1001"/>
        </table:table-row>
        <table:table-row table:style-name="ro23">
          <table:table-cell office:value-type="string" calcext:value-type="string">
            <text:p>Umliegende Gebiete</text:p>
          </table:table-cell>
          <table:table-cell table:number-columns-repeated="10"/>
          <table:table-cell office:value-type="string" calcext:value-type="string">
            <text:p>Beginn der Salzvergiftung in den Tieflanden von Fernwest</text:p>
          </table:table-cell>
          <table:table-cell table:style-name="ce28"/>
          <table:table-cell table:number-columns-repeated="3"/>
          <table:table-cell office:value-type="string" calcext:value-type="string">
            <text:p>Fernwest: Die Zivilisierte Kultur der Hochländer wird immer stärker durch die einfallenden Tiefländer gestört. Ein Politischer Umsturz bahnt sich an, den das Königshaus abwehrt indem es die Kaste der Beamten zu den Schuldigen erklärt. Dieser Bannspruch löst einen Aufstand gegen die Beamten aus, die sich eine Privatarme einkaufen und mit dieser nach Osten ziehen.</text:p>
          </table:table-cell>
          <table:table-cell table:number-columns-repeated="1007"/>
        </table:table-row>
        <table:table-row table:style-name="ro10" table:number-rows-repeated="1048555">
          <table:table-cell table:number-columns-repeated="1024"/>
        </table:table-row>
        <table:table-row table:style-name="ro10">
          <table:table-cell table:number-columns-repeated="1024"/>
        </table:table-row>
      </table:table>
      <table:table table:name="Kerndaten" table:style-name="ta1">
        <office:forms form:automatic-focus="false" form:apply-design-mode="false"/>
        <table:table-column table:style-name="co11" table:default-cell-style-name="ce14"/>
        <table:table-column table:style-name="co58" table:default-cell-style-name="ce14"/>
        <table:table-column table:style-name="co58" table:default-cell-style-name="ce16"/>
        <table:table-column table:style-name="co12" table:default-cell-style-name="ce16"/>
        <table:table-column table:style-name="co59" table:number-columns-repeated="2" table:default-cell-style-name="ce16"/>
        <table:table-column table:style-name="co50" table:default-cell-style-name="ce16"/>
        <table:table-column table:style-name="co58" table:default-cell-style-name="ce16"/>
        <table:table-column table:style-name="co60" table:default-cell-style-name="ce16"/>
        <table:table-column table:style-name="co12" table:number-columns-repeated="2" table:default-cell-style-name="ce16"/>
        <table:table-column table:style-name="co61" table:number-columns-repeated="4" table:default-cell-style-name="ce16"/>
        <table:table-column table:style-name="co62" table:default-cell-style-name="ce16"/>
        <table:table-column table:style-name="co11" table:number-columns-repeated="1008" table:default-cell-style-name="ce16"/>
        <table:table-row table:style-name="ro24">
          <table:table-cell/>
          <table:table-cell office:value-type="string" calcext:value-type="string">
            <text:p>Autorvermerk</text:p>
          </table:table-cell>
          <table:table-cell table:style-name="ce14" office:value-type="string" calcext:value-type="string">
            <text:p>Ursprungsland</text:p>
          </table:table-cell>
          <table:table-cell table:style-name="ce14" office:value-type="string" calcext:value-type="string">
            <text:p>Auswanderungsgrund</text:p>
          </table:table-cell>
          <table:table-cell table:style-name="ce14" office:value-type="string" calcext:value-type="string">
            <text:p>Auswanderung</text:p>
          </table:table-cell>
          <table:table-cell table:style-name="ce14" office:value-type="string" calcext:value-type="string">
            <text:p>Äußere Merkmale</text:p>
          </table:table-cell>
          <table:table-cell table:style-name="ce14" office:value-type="string" calcext:value-type="string">
            <text:p>Traditionelle Kleidung</text:p>
          </table:table-cell>
          <table:table-cell table:style-name="ce14" office:value-type="string" calcext:value-type="string">
            <text:p>Traditionelle Werte</text:p>
          </table:table-cell>
          <table:table-cell table:style-name="ce14" office:value-type="string" calcext:value-type="string">
            <text:p>Mitgebrachten Fertigkeiten</text:p>
          </table:table-cell>
          <table:table-cell table:style-name="ce14" office:value-type="string" calcext:value-type="string">
            <text:p>Ursprüngliche Religion</text:p>
          </table:table-cell>
          <table:table-cell table:style-name="ce14" office:value-type="string" calcext:value-type="string">
            <text:p>Sprachkonzept</text:p>
          </table:table-cell>
          <table:table-cell table:style-name="ce14" office:value-type="string" calcext:value-type="string">
            <text:p>Namenskonzept</text:p>
          </table:table-cell>
          <table:table-cell table:style-name="ce14" office:value-type="string" calcext:value-type="string">
            <text:p>Floskeln</text:p>
          </table:table-cell>
          <table:table-cell table:style-name="ce14" office:value-type="string" calcext:value-type="string">
            <text:p>Entwicklungsstand zu beginn</text:p>
          </table:table-cell>
          <table:table-cell table:style-name="ce14" office:value-type="string" calcext:value-type="string">
            <text:p>Konzept der Historischen Entwicklung</text:p>
          </table:table-cell>
          <table:table-cell table:style-name="ce14" office:value-type="string" calcext:value-type="string">
            <text:p>Einbindung der Handelssprache</text:p>
          </table:table-cell>
          <table:table-cell table:style-name="ce14" table:number-columns-repeated="1008"/>
        </table:table-row>
        <table:table-row table:style-name="ro25">
          <table:table-cell office:value-type="string" calcext:value-type="string">
            <text:p>Vahani</text:p>
          </table:table-cell>
          <table:table-cell office:value-type="string" calcext:value-type="string">
            <text:p>Vorbild Indien und Schottland</text:p>
            <text:p>Mit Clans</text:p>
          </table:table-cell>
          <table:table-cell office:value-type="string" calcext:value-type="string">
            <text:p>Eine große vulkanische Insel im Norden, die aufgrund von warmen Meeresströmen und geismischer Aktivität ein sehr mildes und fruchtbares Klima schuf. </text:p>
          </table:table-cell>
          <table:table-cell office:value-type="string" calcext:value-type="string">
            <text:p>Überbevölkerung</text:p>
          </table:table-cell>
          <table:table-cell office:value-type="string" calcext:value-type="string">
            <text:p>Großfamilien bauten Schilfboote und fuhren mit all ihrer Habe im Verbund nach Gattland. Sie folgten dabei einer Strömung, es war also kein all zu hoher Aufwand an die Navigation. Die meisten der Boote überlebten keine Rückfahrt, aber doch genügend um die Nachricht, dass es keine Fahrt in den Untergang ist zu verbreiten.</text:p>
          </table:table-cell>
          <table:table-cell office:value-type="string" calcext:value-type="string">
            <text:p>Dunkles Haar, olivfarbene Haut</text:p>
          </table:table-cell>
          <table:table-cell office:value-type="string" calcext:value-type="string">
            <text:p>Saris, Wickelhosen und Quilis mit Plaids</text:p>
          </table:table-cell>
          <table:table-cell office:value-type="string" calcext:value-type="string">
            <text:p>„Blut ist dicker als Wasser“, Kinder sind Reichtum, der Clan geht immer vor</text:p>
          </table:table-cell>
          <table:table-cell office:value-type="string" calcext:value-type="string">
            <text:p>Webkunst, Viehzucht</text:p>
          </table:table-cell>
          <table:table-cell office:value-type="string" calcext:value-type="string">
            <text:p>Totemglauben. Die Welt ist besiedelt von Geistern und Gottheiten, die sich in Tieren und Pflanzen manifeszieren. Auch geistig behinderte werden oft als Gefäße solcher Geister gesehen und als Totem angebetet. </text:p>
          </table:table-cell>
          <table:table-cell office:value-type="string" calcext:value-type="string">
            <text:p>Agglutinierend </text:p>
            <text:p>Silbenhaft</text:p>
            <text:p>keine Umlaute</text:p>
            <text:p>kein Y </text:p>
            <text:p>kaum Sch-Laute</text:p>
            <text:p>viele As  </text:p>
            <text:p>keine Akzente </text:p>
          </table:table-cell>
          <table:table-cell office:value-type="string" calcext:value-type="string">
            <text:p>- Vornamen sind vom Pantheon abgeleitet -a = weiblich, +an = männlich </text:p>
            <text:p>- Zwischenname "Mutter"/"Vater" oder “Kind“ bei Kinderlosigkeit </text:p>
            <text:p>- Nachname ist der Clan später auch Fürstentum.</text:p>
          </table:table-cell>
          <table:table-cell office:value-type="string" calcext:value-type="string">
            <text:p>Flüche: </text:p>
            <text:p>Du Sumpfschildkröte/Esel/Schaf/Hund</text:p>
            <text:p>Spontanausruf: Hühnerschiss</text:p>
            <text:p>Schlimste Beleidigung: Stumpfer Acker</text:p>
          </table:table-cell>
          <table:table-cell office:value-type="string" calcext:value-type="string">
            <text:p>Eher späte Steinzeit, keine Schrift, kein Staatensystem, primitives Werkzeug, Bau aus grobem Stein und Holz. Wissensverlust durch Umsiedelung, Sie konnten nicht viel mitnehmen und ihr Wissen war für das rauhe Klima des Nordens ungeeignet.</text:p>
          </table:table-cell>
          <table:table-cell office:value-type="string" calcext:value-type="string">
            <text:p>Entwicklung von frühen Indern zu Schottenclans.</text:p>
            <text:p>Seide zu Wolle</text:p>
            <text:p>Stämme mit individueller Stammesführung. Immer wieder auftauchende Individuen die mal kurzfristig Herrscher waren. Mit der Hanse bilden sich Fürstentümer die Stämme zusammenfassen und Fürstenhäuser mit Erbtitel.</text:p>
          </table:table-cell>
          <table:table-cell office:value-type="string" calcext:value-type="string">
            <text:p>Erst sehr spät. Durch die Hanse vor allem im Süden. Im Norden nur Zweitsprache bis heute. Noch heute im Moor Siedlungen die die Handelssprache nicht beherrschen. Vahni ist als Sprache noch aktiv, aber in bestimmten modernen Bereichen verdrängt.</text:p>
          </table:table-cell>
          <table:table-cell table:number-columns-repeated="1008"/>
        </table:table-row>
        <table:table-row table:style-name="ro26">
          <table:table-cell office:value-type="string" calcext:value-type="string">
            <text:p>Rehu</text:p>
          </table:table-cell>
          <table:table-cell office:value-type="string" calcext:value-type="string">
            <text:p>Vorbild arabischer Raum</text:p>
            <text:p>Matriarchat</text:p>
          </table:table-cell>
          <table:table-cell office:value-type="string" calcext:value-type="string">
            <text:p>Ein Kontinent aus verschiedenen Staaten, in der Größe Mitteleuropas. Ursprünglich auch Europäisches Klima, aber durch Krieg völlig entwaldet und so zu einer Kontinentalwüste verkommen, sehr staubig und unfruchtbar.</text:p>
          </table:table-cell>
          <table:table-cell office:value-type="string" calcext:value-type="string">
            <text:p>Krieg und Hungersnot</text:p>
          </table:table-cell>
          <table:table-cell office:value-type="string" calcext:value-type="string">
            <text:p>Frauen und Kinder die aus einem völlig verwüsteten Land fliehen. Sie bringen so gut wie nichts mit, außer dem was sie tragen können. </text:p>
          </table:table-cell>
          <table:table-cell office:value-type="string" calcext:value-type="string">
            <text:p>Verschiedene Völker aus mehreren Nationen. Typisch sind hier ganz dunkle Haut und schwarzes Haar, aber auch Olivfarbene Haut mit rotbraunem Haar oder rotem Haar. → Durch die Mischung mit dem alten Volk sind die Rehu eher klein gewachsen.</text:p>
          </table:table-cell>
          <table:table-cell office:value-type="string" calcext:value-type="string">
            <text:p>Die Männer tragen Tunikas, die Frauen Burkas, mit zum teil sehr komplex gefalteten und gewickelten Gesichtsschleiern. </text:p>
          </table:table-cell>
          <table:table-cell office:value-type="string" calcext:value-type="string">
            <text:p>Glaube an die Dreifache, Das Schicksal leitet uns und man kann es nur so gut wie möglich erfüllen</text:p>
          </table:table-cell>
          <table:table-cell office:value-type="string" calcext:value-type="string">
            <text:p>Magie, die Vorstellung von Maschinen</text:p>
          </table:table-cell>
          <table:table-cell office:value-type="string" calcext:value-type="string">
            <text:p>Glaube an die Dreifache</text:p>
          </table:table-cell>
          <table:table-cell table:style-name="ce33"/>
          <table:table-cell table:style-name="Default" table:number-columns-repeated="2"/>
          <table:table-cell office:value-type="string" calcext:value-type="string">
            <text:p>Die Rehu stammten aus einem hochentwickelten Land. Sie kannten Maschinen und Motoren, aber diese Technik hat sich gegen sie gewandt. Daher sind nur Ideen davon übrig geblieben nicht die Technik selbst. Sie haben aber von Anfang an eine Schrift und beherrschen höhere Mathematik. Viele Dinge die sie als Maschinen kannten, werden mit Magie nachgebildet.</text:p>
          </table:table-cell>
          <table:table-cell office:value-type="string" calcext:value-type="string">
            <text:p>Die Rehu entwickeln sich von einer Hetrogenen Flüchtlingswelle zu einem organisierten Religionsstaat, nach der Einführung des Magierrates verlieren sie an politischem Einfluss, werden aber zur ganz Gattland beherrschenden Glaubenseinrichtung</text:p>
          </table:table-cell>
          <table:table-cell table:number-columns-repeated="1009"/>
        </table:table-row>
        <table:table-row table:style-name="ro14">
          <table:table-cell office:value-type="string" calcext:value-type="string">
            <text:p>Nefer</text:p>
          </table:table-cell>
          <table:table-cell office:value-type="string" calcext:value-type="string">
            <text:p>Patriarchaische Ausdeutung Rehus</text:p>
          </table:table-cell>
          <table:table-cell office:value-type="string" calcext:value-type="string">
            <text:p>Rehu</text:p>
          </table:table-cell>
          <table:table-cell office:value-type="string" calcext:value-type="string">
            <text:p>Reformation des Glaubens durch eine Schule der Theologie, die darauf gründet, das Magie keine Auszeichnung der Dreifachen für irdische Ämter sein kann</text:p>
          </table:table-cell>
          <table:table-cell office:value-type="string" calcext:value-type="string">
            <text:p>Hauptsächlich Männer und nicht magiebegabte Frauen wandern auf den Rosspass aus und vermischen sich dort mit dem Alten Volk</text:p>
          </table:table-cell>
          <table:table-cell office:value-type="string" calcext:value-type="string">
            <text:p>Verschiedene Völker aus mehreren Nationen. Typisch sind hier ganz dunkle Haut und schwarzes Haar, aber auch Olivfarbene Haut mit rotbraunem Haar oder rotem Haar. → Durch die Mischung mit dem alten Volk sind die Rehu eher klein gewachsen.</text:p>
          </table:table-cell>
          <table:table-cell office:value-type="string" calcext:value-type="string">
            <text:p>Man trägt eher Schwarz. Das zur Schau tragen von Rreichtum oder Prunk ist verpöhnt. Männer tragen sauber geschorene Bärte und Hüte, die Frauen lange Röcke und weiße Hauben.</text:p>
          </table:table-cell>
          <table:table-cell office:value-type="string" calcext:value-type="string">
            <text:p>Der Weg zur Gnade der Dreifachen ist steinig und mühsam nur wer ihn voller Demut bestreitet wird Erlösung finden.</text:p>
          </table:table-cell>
          <table:table-cell office:value-type="string" calcext:value-type="string">
            <text:p>Plantagentechnik</text:p>
          </table:table-cell>
          <table:table-cell office:value-type="string" calcext:value-type="string">
            <text:p>Glaube an die Dreifache</text:p>
          </table:table-cell>
          <table:table-cell table:style-name="Default" table:number-columns-repeated="3"/>
          <table:table-cell table:number-columns-repeated="1011"/>
        </table:table-row>
        <table:table-row table:style-name="ro24">
          <table:table-cell office:value-type="string" calcext:value-type="string">
            <text:p>Eleazar</text:p>
          </table:table-cell>
          <table:table-cell office:value-type="string" calcext:value-type="string">
            <text:p>Gildenbasiertes Handelsvolk</text:p>
          </table:table-cell>
          <table:table-cell/>
          <table:table-cell office:value-type="string" calcext:value-type="string">
            <text:p>Abgeschnittene Handelsroute </text:p>
          </table:table-cell>
          <table:table-cell table:number-columns-repeated="6"/>
          <table:table-cell table:style-name="Default" table:number-columns-repeated="3"/>
          <table:table-cell table:number-columns-repeated="1011"/>
        </table:table-row>
        <table:table-row table:style-name="ro10" table:number-rows-repeated="3">
          <table:table-cell table:number-columns-repeated="10"/>
          <table:table-cell table:style-name="Default" table:number-columns-repeated="3"/>
          <table:table-cell table:number-columns-repeated="1011"/>
        </table:table-row>
        <table:table-row table:style-name="ro10" table:number-rows-repeated="1048567">
          <table:table-cell table:number-columns-repeated="1024"/>
        </table:table-row>
        <table:table-row table:style-name="ro10">
          <table:table-cell table:number-columns-repeated="1024"/>
        </table:table-row>
      </table:table>
      <table:table table:name="Namen" table:style-name="ta1">
        <office:forms form:automatic-focus="false" form:apply-design-mode="false"/>
        <table:table-column table:style-name="co63" table:default-cell-style-name="Default"/>
        <table:table-column table:style-name="co11" table:number-columns-repeated="2" table:default-cell-style-name="Default"/>
        <table:table-row table:style-name="ro10" table:number-rows-repeated="2">
          <table:table-cell table:number-columns-repeated="3"/>
        </table:table-row>
        <table:table-row table:style-name="ro10">
          <table:table-cell office:value-type="string" calcext:value-type="string">
            <text:p>VAHANINAME1</text:p>
          </table:table-cell>
          <table:table-cell office:value-type="string" calcext:value-type="string">
            <text:p>Vahani</text:p>
          </table:table-cell>
          <table:table-cell office:value-type="string" calcext:value-type="string">
            <text:p>Vereinte im Zeitalter der Wellen Stämme der Vahani gegen die Reiter und gründete Kildeborn</text:p>
          </table:table-cell>
        </table:table-row>
        <table:table-row table:style-name="ro10">
          <table:table-cell office:value-type="string" calcext:value-type="string">
            <text:p>VAHANINAME2</text:p>
          </table:table-cell>
          <table:table-cell office:value-type="string" calcext:value-type="string">
            <text:p>Vahani</text:p>
          </table:table-cell>
          <table:table-cell office:value-type="string" calcext:value-type="string">
            <text:p>Ein junger Krieger, der die Flüchtlinge vom Treborgplateau gegen die Reiter aus dem Westen führt und einen kurzfristigen Sieg erringt, dem mehrere Jahrzehnte Überfallfreiheit auf dem unteren Longrid folgen</text:p>
          </table:table-cell>
        </table:table-row>
        <table:table-row table:style-name="ro10">
          <table:table-cell office:value-type="string" calcext:value-type="string">
            <text:p>VAHANINAME3</text:p>
          </table:table-cell>
          <table:table-cell office:value-type="string" calcext:value-type="string">
            <text:p>Vahani</text:p>
          </table:table-cell>
          <table:table-cell office:value-type="string" calcext:value-type="string">
            <text:p>Der erste Raa (König) der Vahani aus dem Jahre 1000</text:p>
          </table:table-cell>
        </table:table-row>
        <table:table-row table:style-name="ro10">
          <table:table-cell office:value-type="string" calcext:value-type="string">
            <text:p>VAHANINAME4</text:p>
          </table:table-cell>
          <table:table-cell office:value-type="string" calcext:value-type="string">
            <text:p>Vahani</text:p>
          </table:table-cell>
          <table:table-cell office:value-type="string" calcext:value-type="string">
            <text:p>Der erste Maanraa</text:p>
          </table:table-cell>
        </table:table-row>
        <table:table-row table:style-name="ro10">
          <table:table-cell office:value-type="string" calcext:value-type="string">
            <text:p>VAHANINAME5</text:p>
          </table:table-cell>
          <table:table-cell office:value-type="string" calcext:value-type="string">
            <text:p>Vahani</text:p>
          </table:table-cell>
          <table:table-cell office:value-type="string" calcext:value-type="string">
            <text:p>Der Maanraa der Weißenegg erobert und den Krieg der 9 Reiche begonnen hat.</text:p>
          </table:table-cell>
        </table:table-row>
      </table:table>
      <table:table table:name="Zeitleiste" table:style-name="ta1">
        <office:forms form:automatic-focus="false" form:apply-design-mode="false"/>
        <table:table-column table:style-name="co12" table:default-cell-style-name="ce16"/>
        <table:table-column table:style-name="co13" table:default-cell-style-name="ce16"/>
        <table:table-column table:style-name="co14" table:default-cell-style-name="ce16"/>
        <table:table-column table:style-name="co15" table:default-cell-style-name="ce16"/>
        <table:table-column table:style-name="co16" table:default-cell-style-name="ce16"/>
        <table:table-column table:style-name="co17" table:default-cell-style-name="ce16"/>
        <table:table-column table:style-name="co55" table:default-cell-style-name="ce16"/>
        <table:table-column table:style-name="co19" table:default-cell-style-name="ce16"/>
        <table:table-column table:style-name="co20" table:default-cell-style-name="ce16"/>
        <table:table-column table:style-name="co21" table:default-cell-style-name="ce16"/>
        <table:table-column table:style-name="co22" table:default-cell-style-name="ce16"/>
        <table:table-column table:style-name="co23" table:default-cell-style-name="ce16"/>
        <table:table-column table:style-name="co25" table:number-columns-repeated="2" table:default-cell-style-name="ce16"/>
        <table:table-column table:style-name="co26" table:default-cell-style-name="ce16"/>
        <table:table-column table:style-name="co27" table:default-cell-style-name="ce16"/>
        <table:table-column table:style-name="co64" table:default-cell-style-name="ce16"/>
        <table:table-column table:style-name="co41" table:default-cell-style-name="ce16"/>
        <table:table-column table:style-name="co30" table:number-columns-repeated="2" table:default-cell-style-name="ce16"/>
        <table:table-column table:style-name="co31" table:default-cell-style-name="ce16"/>
        <table:table-column table:style-name="co32" table:number-columns-repeated="2" table:default-cell-style-name="ce16"/>
        <table:table-column table:style-name="co33" table:default-cell-style-name="ce16"/>
        <table:table-column table:style-name="co34" table:default-cell-style-name="ce16"/>
        <table:table-column table:style-name="co35" table:default-cell-style-name="ce16"/>
        <table:table-column table:style-name="co36" table:default-cell-style-name="ce16"/>
        <table:table-column table:style-name="co37" table:default-cell-style-name="ce16"/>
        <table:table-column table:style-name="co38" table:default-cell-style-name="ce16"/>
        <table:table-column table:style-name="co39" table:number-columns-repeated="2" table:default-cell-style-name="ce16"/>
        <table:table-column table:style-name="co40" table:default-cell-style-name="ce16"/>
        <table:table-column table:style-name="co41" table:default-cell-style-name="ce16"/>
        <table:table-column table:style-name="co42" table:default-cell-style-name="ce16"/>
        <table:table-column table:style-name="co43" table:default-cell-style-name="ce16"/>
        <table:table-column table:style-name="co44" table:default-cell-style-name="ce16"/>
        <table:table-column table:style-name="co45" table:default-cell-style-name="ce16"/>
        <table:table-column table:style-name="co46" table:default-cell-style-name="ce16"/>
        <table:table-column table:style-name="co47" table:default-cell-style-name="ce16"/>
        <table:table-column table:style-name="co30" table:number-columns-repeated="2" table:default-cell-style-name="ce16"/>
        <table:table-column table:style-name="co48" table:default-cell-style-name="ce31"/>
        <table:table-column table:style-name="co34" table:default-cell-style-name="ce16"/>
        <table:table-column table:style-name="co49" table:default-cell-style-name="ce16"/>
        <table:table-column table:style-name="co50" table:default-cell-style-name="ce16"/>
        <table:table-column table:style-name="co51" table:default-cell-style-name="ce16"/>
        <table:table-column table:style-name="co52" table:default-cell-style-name="ce16"/>
        <table:table-column table:style-name="co53" table:default-cell-style-name="ce16"/>
        <table:table-column table:style-name="co54" table:default-cell-style-name="ce16"/>
        <table:table-column table:style-name="co55" table:default-cell-style-name="ce16"/>
        <table:table-column table:style-name="co56" table:default-cell-style-name="ce16"/>
        <table:table-column table:style-name="co57" table:default-cell-style-name="ce16"/>
        <table:table-column table:style-name="co11" table:number-columns-repeated="972" table:default-cell-style-name="ce16"/>
        <table:table-row table:style-name="ro27">
          <table:table-cell table:style-name="ce14" office:value-type="string" calcext:value-type="string">
            <text:p>Jahr vorwärts</text:p>
          </table:table-cell>
          <table:table-cell table:style-name="ce18" office:value-type="string" calcext:value-type="string">
            <text:p>Undokumentiert</text:p>
          </table:table-cell>
          <table:table-cell table:style-name="ce18" office:value-type="float" office:value="-300" calcext:value-type="float">
            <text:p>-300</text:p>
          </table:table-cell>
          <table:table-cell table:style-name="ce18" office:value-type="float" office:value="-200" calcext:value-type="float">
            <text:p>-200</text:p>
          </table:table-cell>
          <table:table-cell table:style-name="ce18" office:value-type="float" office:value="0" calcext:value-type="float">
            <text:p>0</text:p>
          </table:table-cell>
          <table:table-cell office:value-type="float" office:value="130" calcext:value-type="float">
            <text:p>130</text:p>
          </table:table-cell>
          <table:table-cell table:style-name="ce18" office:value-type="float" office:value="131" calcext:value-type="float">
            <text:p>131</text:p>
          </table:table-cell>
          <table:table-cell table:style-name="ce18" office:value-type="float" office:value="175" calcext:value-type="float">
            <text:p>175</text:p>
          </table:table-cell>
          <table:table-cell table:style-name="ce18" office:value-type="float" office:value="190" calcext:value-type="float">
            <text:p>190</text:p>
          </table:table-cell>
          <table:table-cell table:style-name="ce18" office:value-type="float" office:value="198" calcext:value-type="float">
            <text:p>198</text:p>
          </table:table-cell>
          <table:table-cell office:value-type="float" office:value="261" calcext:value-type="float">
            <text:p>261</text:p>
          </table:table-cell>
          <table:table-cell table:style-name="ce18" office:value-type="float" office:value="262" calcext:value-type="float">
            <text:p>262</text:p>
          </table:table-cell>
          <table:table-cell table:style-name="ce18"/>
          <table:table-cell table:style-name="ce18" office:value-type="string" calcext:value-type="string">
            <text:p>ca. 292</text:p>
          </table:table-cell>
          <table:table-cell table:style-name="ce18" office:value-type="float" office:value="304" calcext:value-type="float">
            <text:p>304</text:p>
          </table:table-cell>
          <table:table-cell table:style-name="ce18"/>
          <table:table-cell office:value-type="float" office:value="392" calcext:value-type="float">
            <text:p>392</text:p>
          </table:table-cell>
          <table:table-cell table:style-name="ce18" office:value-type="float" office:value="393" calcext:value-type="float">
            <text:p>393</text:p>
          </table:table-cell>
          <table:table-cell table:style-name="ce18" office:value-type="float" office:value="398" calcext:value-type="float">
            <text:p>398</text:p>
          </table:table-cell>
          <table:table-cell table:style-name="ce18" office:value-type="float" office:value="403" calcext:value-type="float">
            <text:p>403</text:p>
          </table:table-cell>
          <table:table-cell table:style-name="ce18" office:value-type="float" office:value="406" calcext:value-type="float">
            <text:p>406</text:p>
          </table:table-cell>
          <table:table-cell table:style-name="ce18" office:value-type="float" office:value="432" calcext:value-type="float">
            <text:p>432</text:p>
          </table:table-cell>
          <table:table-cell table:style-name="ce18" office:value-type="float" office:value="461" calcext:value-type="float">
            <text:p>461</text:p>
          </table:table-cell>
          <table:table-cell table:style-name="ce18" office:value-type="float" office:value="503" calcext:value-type="float">
            <text:p>503</text:p>
          </table:table-cell>
          <table:table-cell office:value-type="float" office:value="523" calcext:value-type="float">
            <text:p>523</text:p>
          </table:table-cell>
          <table:table-cell table:style-name="ce18" office:value-type="float" office:value="524" calcext:value-type="float">
            <text:p>524</text:p>
          </table:table-cell>
          <table:table-cell table:style-name="ce18" office:value-type="float" office:value="553" calcext:value-type="float">
            <text:p>553</text:p>
          </table:table-cell>
          <table:table-cell office:value-type="float" office:value="654" calcext:value-type="float">
            <text:p>654</text:p>
          </table:table-cell>
          <table:table-cell table:style-name="ce18" office:value-type="float" office:value="655" calcext:value-type="float">
            <text:p>655</text:p>
          </table:table-cell>
          <table:table-cell table:style-name="ce18" office:value-type="float" office:value="682" calcext:value-type="float">
            <text:p>682</text:p>
          </table:table-cell>
          <table:table-cell table:style-name="ce18" office:value-type="float" office:value="686" calcext:value-type="float">
            <text:p>686</text:p>
          </table:table-cell>
          <table:table-cell office:value-type="float" office:value="785" calcext:value-type="float">
            <text:p>785</text:p>
          </table:table-cell>
          <table:table-cell table:style-name="ce18" office:value-type="float" office:value="786" calcext:value-type="float">
            <text:p>786</text:p>
          </table:table-cell>
          <table:table-cell table:style-name="ce18" office:value-type="float" office:value="896" calcext:value-type="float">
            <text:p>896</text:p>
          </table:table-cell>
          <table:table-cell office:value-type="float" office:value="916" calcext:value-type="float">
            <text:p>916</text:p>
          </table:table-cell>
          <table:table-cell table:style-name="ce18" office:value-type="float" office:value="917" calcext:value-type="float">
            <text:p>917</text:p>
          </table:table-cell>
          <table:table-cell table:style-name="ce18"/>
          <table:table-cell office:value-type="float" office:value="1047" calcext:value-type="float">
            <text:p>1047</text:p>
          </table:table-cell>
          <table:table-cell table:style-name="ce18" office:value-type="float" office:value="1048" calcext:value-type="float">
            <text:p>1048</text:p>
          </table:table-cell>
          <table:table-cell table:style-name="ce18" office:value-type="float" office:value="1063" calcext:value-type="float">
            <text:p>1063</text:p>
          </table:table-cell>
          <table:table-cell table:style-name="ce18" office:value-type="float" office:value="1108" calcext:value-type="float">
            <text:p>1108</text:p>
          </table:table-cell>
          <table:table-cell table:style-name="ce30" office:value-type="float" office:value="1169" calcext:value-type="float">
            <text:p>1169</text:p>
          </table:table-cell>
          <table:table-cell office:value-type="float" office:value="1178" calcext:value-type="float">
            <text:p>1178</text:p>
          </table:table-cell>
          <table:table-cell table:style-name="ce18" office:value-type="float" office:value="1179" calcext:value-type="float">
            <text:p>1179</text:p>
          </table:table-cell>
          <table:table-cell office:value-type="float" office:value="1309" calcext:value-type="float">
            <text:p>1309</text:p>
          </table:table-cell>
          <table:table-cell table:style-name="ce18" office:value-type="float" office:value="1310" calcext:value-type="float">
            <text:p>1310</text:p>
          </table:table-cell>
          <table:table-cell office:value-type="float" office:value="1440" calcext:value-type="float">
            <text:p>1440</text:p>
          </table:table-cell>
          <table:table-cell table:style-name="ce18" office:value-type="float" office:value="1441" calcext:value-type="float">
            <text:p>1441</text:p>
          </table:table-cell>
          <table:table-cell office:value-type="float" office:value="1571" calcext:value-type="float">
            <text:p>1571</text:p>
          </table:table-cell>
          <table:table-cell table:style-name="ce18" office:value-type="float" office:value="1572" calcext:value-type="float">
            <text:p>1572</text:p>
          </table:table-cell>
          <table:table-cell office:value-type="float" office:value="1702" calcext:value-type="float">
            <text:p>1702</text:p>
          </table:table-cell>
          <table:table-cell table:style-name="ce18" office:value-type="float" office:value="1703" calcext:value-type="float">
            <text:p>1703</text:p>
          </table:table-cell>
          <table:table-cell table:number-columns-repeated="972"/>
        </table:table-row>
        <table:table-row table:style-name="ro10">
          <table:table-cell table:style-name="ce14" office:value-type="string" calcext:value-type="string">
            <text:p>Jahr rückwärts</text:p>
          </table:table-cell>
          <table:table-cell table:style-name="ce14" table:number-columns-repeated="3"/>
          <table:table-cell table:number-columns-repeated="47"/>
          <table:table-cell office:value-type="float" office:value="0" calcext:value-type="float">
            <text:p>0</text:p>
          </table:table-cell>
          <table:table-cell table:number-columns-repeated="972"/>
        </table:table-row>
        <table:table-row table:style-name="ro24">
          <table:table-cell table:style-name="ce15" office:value-type="string" calcext:value-type="string">
            <text:p>Zeitalter</text:p>
          </table:table-cell>
          <table:table-cell table:style-name="ce15" table:number-columns-repeated="3"/>
          <table:table-cell table:style-name="ce21" office:value-type="string" calcext:value-type="string">
            <text:p>Die verheerende Flut</text:p>
          </table:table-cell>
          <table:table-cell table:style-name="ce22" office:value-type="string" calcext:value-type="string">
            <text:p>Das verheerende Zeitalter</text:p>
          </table:table-cell>
          <table:table-cell table:style-name="ce21" office:value-type="string" calcext:value-type="string">
            <text:p>Flut der Alten</text:p>
          </table:table-cell>
          <table:table-cell table:style-name="ce23" office:value-type="float" office:value="44" calcext:value-type="float">
            <text:p>44</text:p>
          </table:table-cell>
          <table:table-cell table:style-name="ce23" office:value-type="float" office:value="59" calcext:value-type="float">
            <text:p>59</text:p>
          </table:table-cell>
          <table:table-cell table:style-name="ce23" office:value-type="float" office:value="68" calcext:value-type="float">
            <text:p>68</text:p>
          </table:table-cell>
          <table:table-cell table:style-name="ce22" office:value-type="string" calcext:value-type="string">
            <text:p>Zeitalter der Alten</text:p>
          </table:table-cell>
          <table:table-cell table:style-name="ce21" office:value-type="string" calcext:value-type="string">
            <text:p>Flut der Wellen</text:p>
          </table:table-cell>
          <table:table-cell table:style-name="ce21"/>
          <table:table-cell table:style-name="ce23" office:value-type="string" calcext:value-type="string">
            <text:p>ca. 30</text:p>
          </table:table-cell>
          <table:table-cell table:style-name="ce23" office:value-type="float" office:value="42" calcext:value-type="float">
            <text:p>42</text:p>
          </table:table-cell>
          <table:table-cell table:style-name="ce23" office:value-type="string" calcext:value-type="string">
            <text:p>ca. 100</text:p>
          </table:table-cell>
          <table:table-cell table:style-name="ce22" office:value-type="string" calcext:value-type="string">
            <text:p>Zeitalter der Wellen</text:p>
          </table:table-cell>
          <table:table-cell table:style-name="ce21" office:value-type="string" calcext:value-type="string">
            <text:p>Flut der Reiter</text:p>
          </table:table-cell>
          <table:table-cell table:style-name="ce21"/>
          <table:table-cell table:style-name="ce23" office:value-type="float" office:value="10" calcext:value-type="float">
            <text:p>10</text:p>
          </table:table-cell>
          <table:table-cell table:style-name="ce23" office:value-type="float" office:value="13" calcext:value-type="float">
            <text:p>13</text:p>
          </table:table-cell>
          <table:table-cell table:style-name="ce23" office:value-type="float" office:value="39" calcext:value-type="float">
            <text:p>39</text:p>
          </table:table-cell>
          <table:table-cell table:style-name="ce23" office:value-type="float" office:value="68" calcext:value-type="float">
            <text:p>68</text:p>
          </table:table-cell>
          <table:table-cell table:style-name="ce23" office:value-type="float" office:value="110" calcext:value-type="float">
            <text:p>110</text:p>
          </table:table-cell>
          <table:table-cell table:style-name="ce22" office:value-type="string" calcext:value-type="string">
            <text:p>Zeitalter der Reiter</text:p>
          </table:table-cell>
          <table:table-cell table:style-name="ce21" office:value-type="string" calcext:value-type="string">
            <text:p>Flut des Segens</text:p>
          </table:table-cell>
          <table:table-cell table:style-name="ce23" office:value-type="float" office:value="29" calcext:value-type="float">
            <text:p>29</text:p>
          </table:table-cell>
          <table:table-cell table:style-name="ce22" office:value-type="string" calcext:value-type="string">
            <text:p>Zeitalter des Segens</text:p>
          </table:table-cell>
          <table:table-cell table:style-name="ce21" office:value-type="string" calcext:value-type="string">
            <text:p>Flut der Erde</text:p>
          </table:table-cell>
          <table:table-cell table:style-name="ce23" office:value-type="float" office:value="27" calcext:value-type="float">
            <text:p>27</text:p>
          </table:table-cell>
          <table:table-cell table:style-name="ce23" office:value-type="float" office:value="31" calcext:value-type="float">
            <text:p>31</text:p>
          </table:table-cell>
          <table:table-cell table:style-name="ce22" office:value-type="string" calcext:value-type="string">
            <text:p>Zeitalter der Erde</text:p>
          </table:table-cell>
          <table:table-cell table:style-name="ce21" office:value-type="string" calcext:value-type="string">
            <text:p>Flut der Ernte</text:p>
          </table:table-cell>
          <table:table-cell table:style-name="ce21"/>
          <table:table-cell table:style-name="ce22" office:value-type="string" calcext:value-type="string">
            <text:p>Zeitalter der Ernte</text:p>
          </table:table-cell>
          <table:table-cell table:style-name="ce21" office:value-type="string" calcext:value-type="string">
            <text:p>Flut der Ströme</text:p>
          </table:table-cell>
          <table:table-cell table:style-name="ce23" office:value-type="string" calcext:value-type="string">
            <text:p>Ca 80</text:p>
          </table:table-cell>
          <table:table-cell table:style-name="ce22" office:value-type="string" calcext:value-type="string">
            <text:p>Zeitalter der Ströme</text:p>
          </table:table-cell>
          <table:table-cell table:style-name="ce21" office:value-type="string" calcext:value-type="string">
            <text:p>Flut der See</text:p>
          </table:table-cell>
          <table:table-cell table:style-name="ce23" office:value-type="float" office:value="15" calcext:value-type="float">
            <text:p>15</text:p>
          </table:table-cell>
          <table:table-cell table:style-name="ce23" office:value-type="float" office:value="60" calcext:value-type="float">
            <text:p>60</text:p>
          </table:table-cell>
          <table:table-cell table:style-name="ce32" office:value-type="float" office:value="121" calcext:value-type="float">
            <text:p>121</text:p>
          </table:table-cell>
          <table:table-cell table:style-name="ce22" office:value-type="string" calcext:value-type="string">
            <text:p>Zeitalter der See</text:p>
          </table:table-cell>
          <table:table-cell table:style-name="ce21" office:value-type="string" calcext:value-type="string">
            <text:p>Flut des Windes</text:p>
          </table:table-cell>
          <table:table-cell table:style-name="ce22" office:value-type="string" calcext:value-type="string">
            <text:p>Zeitalter des Windes</text:p>
          </table:table-cell>
          <table:table-cell table:style-name="ce21" office:value-type="string" calcext:value-type="string">
            <text:p>Flut des Sturmes</text:p>
          </table:table-cell>
          <table:table-cell table:style-name="ce22" office:value-type="string" calcext:value-type="string">
            <text:p>Zeitalter des Sturmes</text:p>
          </table:table-cell>
          <table:table-cell table:style-name="ce21" office:value-type="string" calcext:value-type="string">
            <text:p>Flut der Sonne</text:p>
          </table:table-cell>
          <table:table-cell table:style-name="ce22" office:value-type="string" calcext:value-type="string">
            <text:p>Zeitalter der Sonne</text:p>
          </table:table-cell>
          <table:table-cell table:style-name="ce21" office:value-type="string" calcext:value-type="string">
            <text:p>Flut des Lichts</text:p>
          </table:table-cell>
          <table:table-cell table:style-name="ce22" office:value-type="string" calcext:value-type="string">
            <text:p>Zeitalter des Lichts</text:p>
          </table:table-cell>
          <table:table-cell table:style-name="ce21" office:value-type="string" calcext:value-type="string">
            <text:p>Flut des Mondes</text:p>
          </table:table-cell>
          <table:table-cell table:style-name="ce22" table:number-columns-repeated="972"/>
        </table:table-row>
        <table:table-row table:style-name="ro28">
          <table:table-cell table:style-name="ce14" office:value-type="string" calcext:value-type="string">
            <text:p>Altes Volk</text:p>
          </table:table-cell>
          <table:table-cell table:style-name="ce19" office:value-type="string" calcext:value-type="string">
            <text:p>Schrift und höhere Mathematik entwickelt, beherrscht Hydraulik und Hohlspiegel zur Kommunikation. Hoch entwickelte Baukunst mit Kränen und ausgefeilter Statik und Dynamik</text:p>
          </table:table-cell>
          <table:table-cell/>
          <table:table-cell office:value-type="string" calcext:value-type="string">
            <text:p>Aufnahme von Handelsbeziehungen mit den Vahani über den Raid.</text:p>
          </table:table-cell>
          <table:table-cell/>
          <table:table-cell office:value-type="string" calcext:value-type="string">
            <text:p>Das alte Volk hat keine Infrastruktur um sich mit Truppen gegen die einfallenden Vahani zu wehren. Sie können nur Warnungen weitergeben und sich zurückziehen. Sie bauen Wälle gegen den Feind, die sie mit geringer Mannstärke verteidigen können. </text:p>
          </table:table-cell>
          <table:table-cell/>
          <table:table-cell office:value-type="string" calcext:value-type="string">
            <text:p>Der Einmarsch der Rehu löst nicht nur eine akute Hungersnot in den Mienengebieten am Frauenpass aus, sondern stört die gesamte Versorgungsstruktur, weil Saatgut zum Verzehr herangezogen werden muss woraufhin Saatgut aus anderen Regionen eingekauft werden muss, das jedoch auf dem Eisenhaltigen Boden nicht so gut gedeiht und weitere Missernten auslöst.</text:p>
          </table:table-cell>
          <table:table-cell table:number-columns-repeated="1016"/>
        </table:table-row>
        <table:table-row table:style-name="ro29">
          <table:table-cell table:style-name="ce14" office:value-type="string" calcext:value-type="string">
            <text:p>Geografischerelevanz</text:p>
          </table:table-cell>
          <table:table-cell table:style-name="ce19"/>
          <table:table-cell table:number-columns-repeated="9"/>
          <table:table-cell table:style-name="ce26" office:value-type="string" calcext:value-type="string">
            <text:p>Der Tilaal bricht bei der Stadt Ikarion ab und stürzt in die Fluten des Meeres. Die Nordostpassage wird dadurch abgebrochen.</text:p>
            <text:p>Im Westen reißen die Fluten den Gletscher in die Kraysee und öffnen so die Passage nach Fernwest.</text:p>
            <text:p>In Fernwest wird das Wassersystem verändert und die Flüsse im Tiefland beginnen magisch zu versalzen.</text:p>
          </table:table-cell>
          <table:table-cell table:style-name="ce25"/>
          <table:table-cell table:number-columns-repeated="12"/>
          <table:table-cell office:value-type="string" calcext:value-type="string">
            <text:p>Ein Vorangegangener Kälteeinbruch schließt die Passage nach Westen und bindet allgemein viel Wasser in Gletschern und Eiskappen. Vulkanische Aktivität lässt die Iwaren im fernen Süden untergehen und zieht damit weiter Wassermengen ab. Die Flut ist unbeschreiblich niedrig und erreicht kaum die Hochpässe. Das Moor bleibt trocken.</text:p>
          </table:table-cell>
          <table:table-cell table:number-columns-repeated="998"/>
        </table:table-row>
        <table:table-row table:style-name="ro28">
          <table:table-cell office:value-type="string" calcext:value-type="string">
            <text:p>Vahani</text:p>
          </table:table-cell>
          <table:table-cell/>
          <table:table-cell office:value-type="string" calcext:value-type="string">
            <text:p>Erste Landung in der Maikuth-Bucht, Gründung des ersten Hafens, bald darauf Ausweitung zum niederen Katarakt und erste Gründung auf dem Hochpass (Maskali)</text:p>
          </table:table-cell>
          <table:table-cell office:value-type="string" calcext:value-type="string">
            <text:p>Ausbreitung nach Osten über den Dshanetsha- und den Nayadesh-Pass bis zum hohen Katarakt. Dort treffen sie auf die Handelsroute der alten Eleazar und gründen an ihrem Warenumschlagplatz die Stadt <text:s/>Teela um Handelsbeziehungen aufzunehmen.</text:p>
          </table:table-cell>
          <table:table-cell office:value-type="string" calcext:value-type="string">
            <text:p>Die Bewohner der Moorebene vor allem aber die Einwohner des Ostwaldes fliehen vor der Flut auf den Hochpass. Dabei übernehmen sie Anbaugebiete des Alten Volkes gewaltsam, übernehmen Siedlungen und gehen militärisch gegen das alte Volk vor.</text:p>
          </table:table-cell>
          <table:table-cell office:value-type="string" calcext:value-type="string">
            <text:p>Die Vahani vertreiben das alte Volk endgültig vom Hochpass und nehmen das Treborg-Platou ein. Die Handelsbeziehungen mit dem alten Volk brechen ab und es entstehen verhärtete Fronten im Osten und Westen.</text:p>
          </table:table-cell>
          <table:table-cell/>
          <table:table-cell office:value-type="string" calcext:value-type="string">
            <text:p>Die Einwanderung der Rehu entzieht dem Alten Volk Ressourcen und ermöglicht es den Vahani sich nach Westen in den Westwals, auf das Treborgplateau und den oberen Dubnobjeg und den unteren Longrid auszuweiten.</text:p>
          </table:table-cell>
          <table:table-cell table:number-columns-repeated="3"/>
          <table:table-cell office:value-type="string" calcext:value-type="string">
            <text:p>Der Glaube an die Dreifache verbreitet sich unter den Vahani, das Wirtschaftssystem wird angenommen, nur die politische Herrschaft nicht</text:p>
          </table:table-cell>
          <table:table-cell/>
          <table:table-cell office:value-type="string" calcext:value-type="string">
            <text:p>Beginn der Überfälle durch Reiterhorden aus dem Westen. </text:p>
          </table:table-cell>
          <table:table-cell office:value-type="string" calcext:value-type="string">
            <text:p>VAHANINAME1 vereint die Clans auf dem Longrid und Kahan und militarisiert sie gegen die Reiterüberfälle. Gründung Kilaavandis, der Festung an der Grenze zwischen Kahan und Longrid</text:p>
          </table:table-cell>
          <table:table-cell office:value-type="string" calcext:value-type="string">
            <text:p>Entvölkerung auf dem Kahan, steigende Militarisierung auf dem unteren Longrid</text:p>
          </table:table-cell>
          <table:table-cell table:number-columns-repeated="3"/>
          <table:table-cell office:value-type="string" calcext:value-type="string">
            <text:p>Verheerende Verluste durch die schwere Reiterei der Treborga, die vom Longrid kommend das Treborgplateau einnehmen. Die Vahani werden vom gesamten Plateau vertrieben. Wenige ziehen auf den Hochpass, die meisten Flüchtlinge werden aber zum longrid getrieben, zum Teil von den eigenen Leuten, die die Ressourcen des kargen Hochpasses nicht noch weiter teilen wollen.</text:p>
          </table:table-cell>
          <table:table-cell office:value-type="string" calcext:value-type="string">
            <text:p>Die vom Treborgplateau vertriebenen Clans verstärken den Aufstand gegen die Reiterhorden und ermöglichen einen ruhmreichen Sieg für den unteren Longrid unter der Führung von VAHANINAME2</text:p>
          </table:table-cell>
          <table:table-cell office:value-type="string" calcext:value-type="string">
            <text:p>Durch die verhärtete Grenze zu Treborg auf dem Hochpass bildet sich eine Ratsregierung der Vahani. Sie vertritt alle Clans des Hochpasses und hat Vertreter von Gruppierungen aus dem Moor.</text:p>
          </table:table-cell>
          <table:table-cell office:value-type="string" calcext:value-type="string">
            <text:p>Der Hochpass und der Nayadesh werden verstärkt zum Glauben der Dreifachen Missioniert. Dadurch kommt es zu kurzfristigen Territorialstreitigkeiten. Die Ratsregierung handelt eine Trennung zwischen Kirche und Staat aus: Der nach Vahani den Glauben an die Dreifache annehmen können, ohne sich dem Staat Rehu und der Politischen Gewalt des Dreierrates zu fügen.</text:p>
          </table:table-cell>
          <table:table-cell table:number-columns-repeated="3"/>
          <table:table-cell office:value-type="string" calcext:value-type="string">
            <text:p>Durch die dauerhafte besiedelung Holms verliert Vahani endgültig die Hochlagen im Westen. Die Grenze liegt bei den Wasserquellen des Ahan und ist zwar durch einen Vertrag bestätigt, hauptsächlich wird sie aber militärisch durch umfassende Befestigungsanlagen gesichert.</text:p>
            <text:p>Es kommt immer wieder zu Überfällen und Übergriffen.</text:p>
          </table:table-cell>
          <table:table-cell table:number-columns-repeated="3"/>
          <table:table-cell office:value-type="string" calcext:value-type="string">
            <text:p>Zu den Verhandlungen mit Torge Mortensson tritt zum ersten Mal ein Rat der Vahani zusammen, in dem alle Gebiete vertreten waren. Der Rat umfasste 27 Hauptmänner. Die Hauptmänner wurden von den Vertrauensmännern gewählt, die wiederum von den Clanältesten der einzelnen Clans gewählt wurden.</text:p>
          </table:table-cell>
          <table:table-cell table:number-columns-repeated="2"/>
          <table:table-cell office:value-type="string" calcext:value-type="string">
            <text:p>Unter dem immer stärker werdendem Einfluss der Hanse vermischen sich die Clans unter der Führung der Vertrauensmänner zu Häusern. Es entsteht der Fürstentitel Bahadur (Held), der zuerst über Vorschlag, später über Erbfolge weitergegeben wird.</text:p>
          </table:table-cell>
          <table:table-cell table:number-columns-repeated="2"/>
          <table:table-cell office:value-type="string" calcext:value-type="string">
            <text:p>Die Hanse breitet sich auf dem Nayadesh und Dshanetsha aus. Die Handelssprache wird relevant. Durch die Erfindung magiebetriebener Hebewerke werden die Grasflächen der Nördlichen Steilküste als Weideland relevant. Immer mehr Vahani ziehen daher nach Nord-Osten.</text:p>
            <text:p>Mit VAHANINAME3 Der alle Bahadur Ost-Vahanis in Lehnseid nimmt tritt der erste Raa auf, ein König Vahanis.</text:p>
          </table:table-cell>
          <table:table-cell table:number-columns-repeated="2"/>
          <table:table-cell office:value-type="string" calcext:value-type="string">
            <text:p>VAHANINAME4 erhebt sich über Raa1 bis Raa6 und erklärt sich mit Militärgewalt zum Maanraa (Großkönig). Er gründet damit die erste, langanhaltende Einheitliche Monarchie in Vahani.</text:p>
          </table:table-cell>
          <table:table-cell office:value-type="string" calcext:value-type="string">
            <text:p>Eleazar fordert Pachtgelder für die Weiden an der nördlichen Steilküste. Vahani lehnt solche Zahlungen ab, erklärt das Land zum Staatsgebiet der Vahani und lässt Militärische Einheiten zur Wahrung der Grenze einmarschieren. Eleazar zieht daraufhin die Diplomaten aus Vahani ab und unterbricht die Handelsbeziehungen.</text:p>
          </table:table-cell>
          <table:table-cell office:value-type="string" calcext:value-type="string">
            <text:p>Um ihre Hebewerke an der Närdlichen Flanke des Nayadesh zu verbessern und noch vor der Flut neue zu bauen, erobert Vahani unter Maanraa VAHANINAME5 die Magieruniversität Weißenegg und löst damit den Krieg der 9 Reiche aus.</text:p>
          </table:table-cell>
          <table:table-cell table:number-columns-repeated="982"/>
        </table:table-row>
        <table:table-row table:style-name="ro23">
          <table:table-cell office:value-type="string" calcext:value-type="string">
            <text:p>Rehu</text:p>
          </table:table-cell>
          <table:table-cell table:number-columns-repeated="6"/>
          <table:table-cell table:style-name="ce24" office:value-type="string" calcext:value-type="string">
            <text:p>Die Rehu wandern von Osten über den Frauenpass ein. Der erste Tross umfasste ca. 15.000 Menschen, hauptsächlich Frauen und Kinder</text:p>
          </table:table-cell>
          <table:table-cell table:style-name="ce25" office:value-type="string" calcext:value-type="string">
            <text:p>Die Stadt Nemeton hatte keine Natürlichen Ressourcen, alle Aspekte der Stadt waren Magiebasiert. Das überforderte bald die leistungsfähigkeit der Magierinnen und die zu dieser Zeit förderbaren Salzvorkommen der Wüste. Der Dreierrat muss die Stadt daher aufgeben, vorgeschoben wird aufkommende Sünde und Ungunst der Dreifachen. Dies löst eine enorme Missionierungswelle aus.</text:p>
            <text:p>Die Rehu ziehen aus der Wüste in die anliegenden Städte des alten Volks und vermischen sich mit diesem.</text:p>
          </table:table-cell>
          <table:table-cell table:style-name="ce25" office:value-type="string" calcext:value-type="string">
            <text:p>Die Funktion des Dreierrates wird ausgeweitet. Die Rehu führen ihr wirtschaftliches Verteilungssystem, das sie während ihrer Flucht etabliert haben, als Staatsform ein. Jedes erwirtschaftete Produkt wird in einen Tempel gebracht und von dort aus durch die Priesterinnen an die Menschen verteilt. So bilden Religion, Politik und Wirtschaft eine Einheit.</text:p>
          </table:table-cell>
          <table:table-cell/>
          <table:table-cell office:value-type="string" calcext:value-type="string">
            <text:p>Die Flut der Wellen gibt der Verbreitung des Glaubens an die Dreifache Vorschub. Da die südlichen Gebiete nicht ganz so schlimm in Mitleidenschaft gezogen wurden wie der Norden. Die Verbreitung des Glaubens geht einher mit der Unterordnung unter die Regentschaft des Dreierrates. Das Alte Volk fügt sich diesem Diktat recht widerstandslos, da es keine Gegenregierung hat. Vahani brechen immer wieder daraus aus. Das Territorium der Rehu umfasst den Großteil der Wüste, den Breitenkamm und den Frauenpass. Auf dem Rosspass wird der Glaube abgelehnt, auf dem Hochpass setzt sich die Gesamtregierung nicht durch.</text:p>
          </table:table-cell>
          <table:table-cell table:number-columns-repeated="6"/>
          <table:table-cell office:value-type="string" calcext:value-type="string">
            <text:p>Von den Eleazar initiiert beginnt der Bergbau auf dem Frauenpass. </text:p>
          </table:table-cell>
          <table:table-cell table:number-columns-repeated="2"/>
          <table:table-cell office:value-type="string" calcext:value-type="string">
            <text:p>Die Missionierungen in den nördlichen Lagen werden verstärkt. Es bildet sich eine vielstufige Hierarchie der Priesterschaft. Das Verteilungssystem wird immer Komplexer.</text:p>
          </table:table-cell>
          <table:table-cell/>
          <table:table-cell office:value-type="string" calcext:value-type="string">
            <text:p>Es kommt zur Kirchenreform, bei der sich die Reformer vom Dreierrat und der Politik Litanas trennen und auf dem Rosspass Nefer gründen. Der Kernpunkt der Reformation betraf die Trennung von Politik und Kirche von der Magie. Den Thesen zufolge ist die magische Begabung keine Gabe der Dreifachen und berechtigt weder für Kirchliche noch Politische Ämter. </text:p>
          </table:table-cell>
          <table:table-cell table:number-columns-repeated="17"/>
          <table:table-cell table:style-name="ce33" office:value-type="string" calcext:value-type="string">
            <text:p>Rehu und Aleese handeln einen Unterstützungsvertrag mit Treborg aus und greifen Vahani auf dem Hochpass über die Hügel Treborgs an. Von dem Manöver überrascht muss Vahani den Hochpass räumen und kann die Truppen erst kurz vor der Seenplatte aufhalten.</text:p>
          </table:table-cell>
          <table:table-cell table:number-columns-repeated="982"/>
        </table:table-row>
        <table:table-row table:style-name="ro30">
          <table:table-cell office:value-type="string" calcext:value-type="string">
            <text:p>Nefer</text:p>
          </table:table-cell>
          <table:table-cell table:number-columns-repeated="21"/>
          <table:table-cell office:value-type="string" calcext:value-type="string">
            <text:p>Einlenken des Dreierrates in die politische Souveränität Vahanis legt Grundstein zur Gründung Nefers.</text:p>
          </table:table-cell>
          <table:table-cell table:style-name="ce24" office:value-type="string" calcext:value-type="string">
            <text:p>Gründung Nefers auf dem Rosspass</text:p>
          </table:table-cell>
          <table:table-cell table:number-columns-repeated="1000"/>
        </table:table-row>
        <table:table-row table:style-name="ro31" table:visibility="collapse">
          <table:table-cell office:value-type="string" calcext:value-type="string">
            <text:p>Eleazar</text:p>
          </table:table-cell>
          <table:table-cell table:number-columns-repeated="6"/>
          <table:table-cell office:value-type="string" calcext:value-type="string">
            <text:p>Siedlungsgründungen entlang des Buchwegs, aufgrund des steigenden Bedarfs Gattlands durch den kriegerischen Konflikt zwischen Vahani und dem Alten Volk und durch die Einwanderung der Rehu.</text:p>
          </table:table-cell>
          <table:table-cell table:number-columns-repeated="3"/>
          <table:table-cell table:style-name="ce27" office:value-type="string" calcext:value-type="string">
            <text:p>Die Eleazar werden von ihren Heimatgebieten im Norden abgeschnitten und gründen eine auf Gilden basierte Verwaltungseinheit in Gattland</text:p>
          </table:table-cell>
          <table:table-cell table:number-columns-repeated="6"/>
          <table:table-cell office:value-type="string" calcext:value-type="string">
            <text:p>Auf den von der Flut noch angeschlossenen Flüssen der Sümpfe transportiert die unter ELEAZARNAME1 neu gegründete Gilde des Bergbaus Baumaterial aus dem Sumpf und vom Tilaal zum Frauenpass um im Territorium der Rehu Bergwerke ins verlorene Gebirge zu treiben.</text:p>
          </table:table-cell>
          <table:table-cell table:number-columns-repeated="22"/>
          <table:table-cell office:value-type="string" calcext:value-type="string">
            <text:p>Eine Armee mit magischer Unterstützung vertreibt die Eleazar von der nördlichen Steilküste.</text:p>
          </table:table-cell>
          <table:table-cell table:number-columns-repeated="982"/>
        </table:table-row>
        <table:table-row table:style-name="ro32" table:visibility="collapse">
          <table:table-cell office:value-type="string" calcext:value-type="string">
            <text:p>Holm</text:p>
          </table:table-cell>
          <table:table-cell table:number-columns-repeated="14"/>
          <table:table-cell table:style-name="ce24" office:value-type="string" calcext:value-type="string">
            <text:p>Durch den steigenden Widerstand der Vahani, können die Tiefländer die Siedlungen nicht mehr aus der Bewegung einnehmen und gründen Stützpunkte auf dem Longrid, die schnell zu Dörfern anwachsen.</text:p>
          </table:table-cell>
          <table:table-cell table:number-columns-repeated="10"/>
          <table:table-cell office:value-type="string" calcext:value-type="string">
            <text:p>Die Reiterstämme erklären Holm zu ihrem Teritorium. (Dieses Jahr wird als Gründung Holm beschrieben.)</text:p>
          </table:table-cell>
          <table:table-cell table:number-columns-repeated="2"/>
          <table:table-cell office:value-type="string" calcext:value-type="string">
            <text:p>Torge Mortensson, Beiname "Langspeer", erklärt sich zum „Gakhan“ (Herrscher) der Holmer und schließt Friedensverträge mit den umliegenden Völkern.</text:p>
          </table:table-cell>
          <table:table-cell table:number-columns-repeated="11"/>
          <table:table-cell office:value-type="string" calcext:value-type="string">
            <text:p>Von der drohenden Flut getrieben rückt Vahani über den Kahan gegen Holm vor. Ohne Salzvorkommen können die Schamanen Holms den Konstrukten der Vahani-Magier nichts entgegensetzen, daher schließt sich Holm dem Rehu/Aleese-Pakt an und rückt im Süden gegen Iwari vor, um so einen Handelspass in die Wüste zu gewinnen.</text:p>
          </table:table-cell>
          <table:table-cell table:number-columns-repeated="982"/>
        </table:table-row>
        <table:table-row table:style-name="ro13" table:visibility="collapse">
          <table:table-cell office:value-type="string" calcext:value-type="string">
            <text:p>Treborger</text:p>
          </table:table-cell>
          <table:table-cell table:number-columns-repeated="18"/>
          <table:table-cell table:style-name="ce24" office:value-type="string" calcext:value-type="string">
            <text:p>Einmarsch der Treborga aus dem Westen</text:p>
          </table:table-cell>
          <table:table-cell office:value-type="string" calcext:value-type="string">
            <text:p>Gründung Treborgs im Aiskalandkessel</text:p>
          </table:table-cell>
          <table:table-cell table:number-columns-repeated="20"/>
          <table:table-cell office:value-type="string" calcext:value-type="string">
            <text:p>Lässt einen Durchmarsch der Rehu und Aleese zu, hält sich aber vorerst Neutral.</text:p>
          </table:table-cell>
          <table:table-cell table:number-columns-repeated="982"/>
        </table:table-row>
        <table:table-row table:style-name="ro12" table:visibility="collapse">
          <table:table-cell office:value-type="string" calcext:value-type="string">
            <text:p>Iwari</text:p>
          </table:table-cell>
          <table:table-cell table:number-columns-repeated="1023"/>
        </table:table-row>
        <table:table-row table:style-name="ro20" table:visibility="collapse">
          <table:table-cell office:value-type="string" calcext:value-type="string">
            <text:p>Cornelle</text:p>
          </table:table-cell>
          <table:table-cell table:number-columns-repeated="40"/>
          <table:table-cell office:value-type="string" calcext:value-type="string">
            <text:p>Cornelle bereitet die Unabhängigkeit von den Heimatgebieten in Fernsüd vor und nutzt den Konflikt mit Vahani aus um den Breitenkam zu übernehmen und sich so Hochlagen für die aufkommende Flut zu sichern.</text:p>
          </table:table-cell>
          <table:table-cell table:number-columns-repeated="982"/>
        </table:table-row>
        <table:table-row table:style-name="ro31" table:visibility="collapse">
          <table:table-cell office:value-type="string" calcext:value-type="string">
            <text:p>Aleese</text:p>
          </table:table-cell>
          <table:table-cell table:number-columns-repeated="40"/>
          <table:table-cell office:value-type="string" calcext:value-type="string">
            <text:p>Rehu und Aleese handeln einen Unterstützungsvertrag mit Treborg aus und greifen Vahani auf dem Hochpass über die Hügel Treborgs an. Von dem Manöver überrascht muss Vahani den Hochpass räumen und kann die Truppen erst kurz vor der Seenplatte aufhalten.</text:p>
          </table:table-cell>
          <table:table-cell table:number-columns-repeated="982"/>
        </table:table-row>
        <table:table-row table:style-name="ro10" table:visibility="collapse">
          <table:table-cell table:number-columns-repeated="1024"/>
        </table:table-row>
        <table:table-row table:style-name="ro33" table:visibility="collapse">
          <table:table-cell table:style-name="ce14" office:value-type="string" calcext:value-type="string">
            <text:p>Relevante Städte</text:p>
          </table:table-cell>
          <table:table-cell table:style-name="ce20" office:value-type="string" calcext:value-type="string">
            <text:p>Ka Desà (Kedesh), <text:s/>Ly-Tenà (Litānas), Ta-Sàna (Tschantas), Fêssa (Fessali), Abara-Ra (EINFÜGEN), [Ge-Ta-Sà (Untergegangen, Nähe Aiskaland), Abero-Tenà, Abero-Ara, Abero-Ges (Mienenstädte an den verlorenen Bergen, Untergegangen)]</text:p>
          </table:table-cell>
          <table:table-cell office:value-type="string" calcext:value-type="string">
            <text:p>Maikuth (V), Maskali (V)</text:p>
          </table:table-cell>
          <table:table-cell office:value-type="string" calcext:value-type="string">
            <text:p>Teela (V)</text:p>
          </table:table-cell>
          <table:table-cell table:number-columns-repeated="3"/>
          <table:table-cell office:value-type="string" calcext:value-type="string">
            <text:p>Nemeton</text:p>
          </table:table-cell>
          <table:table-cell office:value-type="string" calcext:value-type="string">
            <text:p>Litanas (früher Ly-Tera)</text:p>
          </table:table-cell>
          <table:table-cell table:number-columns-repeated="5"/>
          <table:table-cell office:value-type="string" calcext:value-type="string">
            <text:p>Kildeborn (Kilaavandis, V)</text:p>
          </table:table-cell>
          <table:table-cell table:number-columns-repeated="5"/>
          <table:table-cell office:value-type="string" calcext:value-type="string">
            <text:p>Aiskaland (T)</text:p>
          </table:table-cell>
          <table:table-cell table:number-columns-repeated="1003"/>
        </table:table-row>
        <table:table-row table:style-name="ro3" table:visibility="collapse">
          <table:table-cell table:style-name="ce14" office:value-type="string" calcext:value-type="string">
            <text:p>Bedeutende Erfindungen</text:p>
          </table:table-cell>
          <table:table-cell table:style-name="ce20"/>
          <table:table-cell table:number-columns-repeated="34"/>
          <table:table-cell table:style-name="ce29" office:value-type="string" calcext:value-type="string">
            <text:p>Magiebetriebene Hebewerke!</text:p>
          </table:table-cell>
          <table:table-cell table:number-columns-repeated="987"/>
        </table:table-row>
        <table:table-row table:style-name="ro3" table:visibility="collapse">
          <table:table-cell table:style-name="ce17" office:value-type="string" calcext:value-type="string">
            <text:p>Hanse</text:p>
          </table:table-cell>
          <table:table-cell table:style-name="ce20"/>
          <table:table-cell table:number-columns-repeated="1022"/>
        </table:table-row>
        <table:table-row table:style-name="ro31">
          <table:table-cell office:value-type="string" calcext:value-type="string">
            <text:p>Religiöse Entwicklung</text:p>
          </table:table-cell>
          <table:table-cell table:number-columns-repeated="10"/>
          <table:table-cell office:value-type="string" calcext:value-type="string">
            <text:p>Die Vahani geraten in eine Glaubenskriese und werden empfänglicher für den Glauben an die Dreifache.</text:p>
          </table:table-cell>
          <table:table-cell table:number-columns-repeated="7"/>
          <table:table-cell office:value-type="string" calcext:value-type="string">
            <text:p>Die Priesterinnen aus Rehu übernehmen Flüchtlingshilfe auf den Gebieten Vahanis. Sie organisieren die Verteilung von Lebensmitteln und bringen magische Heilung. Dadurch verbreiten sie den Glauben an die Dreifache unter den vertriebenen Stämmen der Vahani.</text:p>
          </table:table-cell>
          <table:table-cell table:number-columns-repeated="1004"/>
        </table:table-row>
        <table:table-row table:style-name="ro28">
          <table:table-cell office:value-type="string" calcext:value-type="string">
            <text:p>Umliegende Gebiete</text:p>
          </table:table-cell>
          <table:table-cell table:number-columns-repeated="10"/>
          <table:table-cell table:style-name="ce28" office:value-type="string" calcext:value-type="string">
            <text:p>Beginn der Salzvergiftung in den Tieflanden von Fernwest</text:p>
          </table:table-cell>
          <table:table-cell table:style-name="ce28"/>
          <table:table-cell table:number-columns-repeated="3"/>
          <table:table-cell office:value-type="string" calcext:value-type="string">
            <text:p>Fernwest: Die Zivilisierte Kultur der Hochländer wird immer stärker durch die einfallenden Tiefländer gestört. Ein Politischer Umsturz bahnt sich an, den das Königshaus abwehrt indem es die Kaste der Beamten zu den Schuldigen erklärt. Dieser Bannspruch löst einen Aufstand gegen die Beamten aus, die sich eine Privatarme einkaufen und mit dieser nach Osten ziehen.</text:p>
          </table:table-cell>
          <table:table-cell table:number-columns-repeated="1007"/>
        </table:table-row>
        <table:table-row table:style-name="ro10" table:number-rows-repeated="1048555">
          <table:table-cell table:number-columns-repeated="1024"/>
        </table:table-row>
        <table:table-row table:style-name="ro10">
          <table:table-cell table:number-columns-repeated="1024"/>
        </table:table-row>
      </table:table>
      <table:named-expressions/>
      <table:database-ranges>
        <table:database-range table:name="__Anonymous_Sheet_DB__1" table:target-range-address="Zeitleiste_kompackt.E1:Zeitleiste_kompackt.BH1048576" table:contains-header="false" table:orientation="column">
          <table:sort>
            <table:sort-by table:field-number="0" table:data-type="automatic"/>
          </table:sort>
        </table:database-range>
        <table:database-range table:name="__Anonymous_Sheet_DB__4" table:target-range-address="Zeitleiste.E1:Zeitleiste.AZ1048576" table:contains-header="false" table:orientation="column">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2-07">00.00.0000</text:date>, <text:time style:data-style-name="N2" text:time-value="09:49:45.56073757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11:01:27.643236781</meta:creation-date>
    <dc:date>2017-12-07T11:46:12.721124711</dc:date>
    <meta:editing-duration>P3DT1H27M24S</meta:editing-duration>
    <meta:editing-cycles>42</meta:editing-cycles>
    <meta:generator>LibreOffice/5.4.2.2.0$Linux_X86_64 LibreOffice_project/40m0$Build-2</meta:generator>
    <meta:document-statistic meta:table-count="5" meta:cell-count="597" meta:object-count="0"/>
  </office:meta>
</office:document-meta>
</file>